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Andika" svg:font-family="Andika" style:font-pitch="variable"/>
    <style:font-face style:name="Charis SIL Compact" svg:font-family="'Charis SIL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427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3.311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11.578cm"/>
    </style:style>
    <style:style style:name="co9" style:family="table-column">
      <style:table-column-properties fo:break-before="auto" style:column-width="0.956cm"/>
    </style:style>
    <style:style style:name="co10" style:family="table-column">
      <style:table-column-properties fo:break-before="auto" style:column-width="0.8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088cm" fo:break-before="auto" style:use-optimal-row-height="true"/>
    </style:style>
    <style:style style:name="ro4" style:family="table-row">
      <style:table-row-properties style:row-height="0.3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68a1a" style:font-name="Andika" fo:font-size="11pt" style:font-size-asian="11pt" style:font-size-complex="11pt"/>
    </style:style>
    <style:style style:name="ce2" style:family="table-cell" style:parent-style-name="Default">
      <style:table-cell-properties fo:background-color="#ffd8ce"/>
      <style:text-properties style:font-name="Andika" fo:font-size="18pt" style:font-size-asian="18pt" style:font-size-complex="18p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14" style:family="table-cell" style:parent-style-name="Default">
      <style:table-cell-properties fo:background-color="#ffff00"/>
      <style:text-properties style:font-name="Andika" fo:font-size="12pt" style:font-size-asian="12pt" style:font-size-complex="12pt"/>
    </style:style>
    <style:style style:name="ce5" style:family="table-cell" style:parent-style-name="Default">
      <style:table-cell-properties fo:background-color="#000000"/>
      <style:text-properties style:font-name="Andika" fo:font-size="18pt" style:font-size-asian="18pt" style:font-size-complex="18pt"/>
    </style:style>
    <style:style style:name="ce25" style:family="table-cell" style:parent-style-name="Default">
      <style:text-properties style:font-name="Andika" fo:font-size="18pt" style:font-size-asian="18pt" style:font-size-complex="18pt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Charis SIL Compac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Charis SIL Compact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468a1a" style:font-name="Andika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ndika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Andika" fo:font-size="11pt" style:font-size-asian="11pt" style:font-size-complex="11pt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12" style:family="table-cell" style:parent-style-name="Default">
      <style:text-properties style:font-name="Andika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34" style:family="table-cell" style:parent-style-name="Default">
      <style:table-cell-properties fo:background-color="#000000"/>
      <style:text-properties style:font-name="Andika" fo:font-size="12pt" style:font-size-asian="12pt" style:font-size-complex="12pt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ndika" fo:font-size="18pt" style:font-size-asian="18pt" style:font-size-complex="18pt"/>
    </style:style>
    <style:style style:name="ce16" style:family="table-cell" style:parent-style-name="Default">
      <style:table-cell-properties fo:background-color="#ffd8ce"/>
      <style:text-properties style:font-name="Andika" fo:font-size="11pt" style:font-size-asian="11pt" style:font-size-complex="11pt"/>
    </style:style>
    <style:style style:name="ce37" style:family="table-cell" style:parent-style-name="Default">
      <style:text-properties style:font-name="Andik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19" style:family="table-cell" style:parent-style-name="Default">
      <style:text-properties fo:color="#468a1a" style:font-name="Andika" fo:font-size="12pt" style:font-size-asian="12pt" style:font-size-complex="12pt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ffd8ce"/>
      <style:text-properties style:text-outline="false" style:text-line-through-style="none" style:text-line-through-type="none" style:font-name="Andika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Nachlieli CLM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468a1a" style:font-name="Andika" fo:font-size="18pt" style:font-size-asian="18pt" style:font-size-complex="18pt"/>
    </style:style>
    <style:style style:name="ce23" style:family="table-cell" style:parent-style-name="Default">
      <style:table-cell-properties fo:background-color="transparent"/>
      <style:text-properties fo:color="#468a1a" style:font-name="Andika" fo:font-size="18pt" style:font-size-asian="18pt" style:font-size-complex="18pt"/>
    </style:style>
    <style:style style:name="ce24" style:family="table-cell" style:parent-style-name="Default">
      <style:table-cell-properties fo:background-color="#000000"/>
      <style:text-properties style:font-name="Andika" fo:font-size="11pt" style:font-size-asian="11pt" style:font-size-complex="11pt"/>
    </style:style>
    <style:style style:name="ce45" style:family="table-cell" style:parent-style-name="Default">
      <style:text-properties fo:color="#b2b2b2"/>
    </style:style>
    <style:style style:name="ce46" style:family="table-cell" style:parent-style-name="Default">
      <style:table-cell-properties fo:background-color="#cccccc"/>
      <style:text-properties fo:color="#b2b2b2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cccccc"/>
    </style:style>
    <style:style style:name="T1" style:family="text">
      <style:text-properties style:font-name="Charis SIL Compact" style:font-name-complex="Charis SIL Compact"/>
    </style:style>
    <style:style style:name="T2" style:family="text">
      <style:text-properties style:font-name="Charis SIL Compact" style:font-name-complex="Charis SIL Compact" style:text-position="super 58%"/>
    </style:style>
    <style:style style:name="T3" style:family="text">
      <style:text-properties fo:color="#000000" fo:font-size="18pt" style:text-underline-style="solid" style:text-underline-width="bold" style:text-underline-color="#ffd8ce" style:font-size-asian="18pt" style:font-size-complex="18pt" style:text-overline-style="solid" style:text-overline-width="bold" style:text-overline-color="#ffd8ce"/>
    </style:style>
    <style:style style:name="T4" style:family="text">
      <style:text-properties fo:color="#000000"/>
    </style:style>
    <style:style style:name="T5" style:family="text"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table table:name="rota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3" table:default-cell-style-name="ce25"/>
        <table:table-column table:style-name="co6" table:default-cell-style-name="ce25"/>
        <table:table-column table:style-name="co7" table:default-cell-style-name="ce25"/>
        <table:table-column table:style-name="co3" table:number-columns-repeated="2" table:default-cell-style-name="ce25"/>
        <table:table-column table:style-name="co8" table:default-cell-style-name="ce25"/>
        <table:table-column table:style-name="co3" table:number-columns-repeated="2" table:default-cell-style-name="ce25"/>
        <table:table-column table:style-name="co3" table:default-cell-style-name="ce5"/>
        <table:table-column table:style-name="co3" table:number-columns-repeated="1010" table:default-cell-style-name="ce25"/>
        <table:table-row table:style-name="ro1">
          <table:table-cell table:style-name="ce1" office:value-type="string" calcext:value-type="string">
            <text:p>all the options</text:p>
          </table:table-cell>
          <table:table-cell table:style-name="ce7" office:value-type="string" calcext:value-type="string">
            <text:p>set2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underlineable</text:p>
          </table:table-cell>
          <table:table-cell table:style-name="ce7" office:value-type="string" calcext:value-type="string">
            <text:p>underline_next</text:p>
          </table:table-cell>
          <table:table-cell table:style-name="ce7" office:value-type="string" calcext:value-type="string">
            <text:p>original</text:p>
          </table:table-cell>
          <table:table-cell table:style-name="ce1" table:number-columns-repeated="2"/>
          <table:table-cell table:style-name="ce1" office:value-type="string" calcext:value-type="string">
            <text:p>Manual capitals</text:p>
          </table:table-cell>
          <table:table-cell table:style-name="ce12" table:number-columns-repeated="4"/>
          <table:table-cell table:style-name="ce24"/>
          <table:table-cell table:style-name="ce12" table:number-columns-repeated="1010"/>
        </table:table-row>
        <table:table-row table:style-name="ro2">
          <table:table-cell table:style-name="ce2" office:value-type="string" calcext:value-type="string">
            <text:p>aə</text:p>
          </table:table-cell>
          <table:table-cell table:style-name="ce8" table:formula="of:=MID([.A2];2;100)&amp;LEFT([.A2];1)" office:value-type="string" office:string-value="əa" calcext:value-type="string">
            <text:p>əa</text:p>
          </table:table-cell>
          <table:table-cell table:style-name="ce8" table:formula="of:=RIGHT([.A2];1)" office:value-type="string" office:string-value="ə" calcext:value-type="string">
            <text:p>ə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2]=1;RIGHT([.A2];1);&quot;&quot;)" office:value-type="string" office:string-value="ə" calcext:value-type="string">
            <text:p>ə</text:p>
          </table:table-cell>
          <table:table-cell table:style-name="ce8" table:formula="of:=IF([.D2]=1;LEFT([.A2];1);&quot;&quot;)" office:value-type="string" office:string-value="a" calcext:value-type="string">
            <text:p>a</text:p>
          </table:table-cell>
          <table:table-cell table:number-columns-repeated="2"/>
          <table:table-cell table:style-name="ce2" office:value-type="string" calcext:value-type="string">
            <text:p>ʉ</text:p>
          </table:table-cell>
          <table:table-cell table:style-name="ce2" office:value-type="string" calcext:value-type="string">
            <text:p>Ʉ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ɛ</text:p>
          </table:table-cell>
          <table:table-cell table:style-name="ce8" table:formula="of:=MID([.A3];2;100)&amp;LEFT([.A3];1)" office:value-type="string" office:string-value="ɛe" calcext:value-type="string">
            <text:p>ɛe</text:p>
          </table:table-cell>
          <table:table-cell table:style-name="ce8" table:formula="of:=RIGHT([.A3];1)" office:value-type="string" office:string-value="ɛ" calcext:value-type="string">
            <text:p>ɛ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3]=1;RIGHT([.A3];1);&quot;&quot;)" office:value-type="string" office:string-value="ɛ" calcext:value-type="string">
            <text:p>ɛ</text:p>
          </table:table-cell>
          <table:table-cell table:style-name="ce8" table:formula="of:=IF([.D3]=1;LEFT([.A3];1);&quot;&quot;)" office:value-type="string" office:string-value="e" calcext:value-type="string">
            <text:p>e</text:p>
          </table:table-cell>
          <table:table-cell table:number-columns-repeated="2"/>
          <table:table-cell table:style-name="ce21" office:value-type="string" calcext:value-type="string">
            <text:p>ⱱ</text:p>
          </table:table-cell>
          <table:table-cell table:style-name="ce2" office:value-type="string" calcext:value-type="string">
            <text:p>Ʋ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ɨɪ</text:p>
          </table:table-cell>
          <table:table-cell table:style-name="ce8" table:formula="of:=MID([.A4];2;100)&amp;LEFT([.A4];1)" office:value-type="string" office:string-value="ɨɪi" calcext:value-type="string">
            <text:p>ɨɪi</text:p>
          </table:table-cell>
          <table:table-cell table:style-name="ce8" table:formula="of:=RIGHT([.A4];1)" office:value-type="string" office:string-value="ɪ" calcext:value-type="string">
            <text:p>ɪ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4]=1;RIGHT([.A4];1);&quot;&quot;)" office:value-type="string" office:string-value="ɪ" calcext:value-type="string">
            <text:p>ɪ</text:p>
          </table:table-cell>
          <table:table-cell table:style-name="ce8" table:formula="of:=IF([.D4]=1;LEFT([.A4];1);&quot;&quot;)" office:value-type="string" office:string-value="i" calcext:value-type="string">
            <text:p>i</text:p>
          </table:table-cell>
          <table:table-cell table:number-columns-repeated="2"/>
          <table:table-cell table:style-name="ce21" office:value-type="string" calcext:value-type="string">
            <text:p>ɪ</text:p>
          </table:table-cell>
          <table:table-cell table:style-name="ce2" office:value-type="string" calcext:value-type="string">
            <text:p>Ɨ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ɔ</text:p>
          </table:table-cell>
          <table:table-cell table:style-name="ce8" table:formula="of:=MID([.A5];2;100)&amp;LEFT([.A5];1)" office:value-type="string" office:string-value="ɔo" calcext:value-type="string">
            <text:p>ɔo</text:p>
          </table:table-cell>
          <table:table-cell table:style-name="ce8" table:formula="of:=RIGHT([.A5];1)" office:value-type="string" office:string-value="ɔ" calcext:value-type="string">
            <text:p>ɔ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5]=1;RIGHT([.A5];1);&quot;&quot;)" office:value-type="string" office:string-value="ɔ" calcext:value-type="string">
            <text:p>ɔ</text:p>
          </table:table-cell>
          <table:table-cell table:style-name="ce8" table:formula="of:=IF([.D5]=1;LEFT([.A5];1);&quot;&quot;)" office:value-type="string" office:string-value="o" calcext:value-type="string">
            <text:p>o</text:p>
          </table:table-cell>
          <table:table-cell table:number-columns-repeated="2"/>
          <table:table-cell table:style-name="ce2" office:value-type="string" calcext:value-type="string">
            <text:p>ɦ</text:p>
          </table:table-cell>
          <table:table-cell table:style-name="ce2" office:value-type="string" calcext:value-type="string">
            <text:p>Ɦ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ʊʉ</text:p>
          </table:table-cell>
          <table:table-cell table:style-name="ce8" table:formula="of:=MID([.A6];2;100)&amp;LEFT([.A6];1)" office:value-type="string" office:string-value="ʊʉu" calcext:value-type="string">
            <text:p>ʊʉu</text:p>
          </table:table-cell>
          <table:table-cell table:style-name="ce8" table:formula="of:=RIGHT([.A6];1)" office:value-type="string" office:string-value="ʉ" calcext:value-type="string">
            <text:p>ʉ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6]=1;RIGHT([.A6];1);&quot;&quot;)" office:value-type="string" office:string-value="ʉ" calcext:value-type="string">
            <text:p>ʉ</text:p>
          </table:table-cell>
          <table:table-cell table:style-name="ce8" table:formula="of:=IF([.D6]=1;LEFT([.A6];1);&quot;&quot;)" office:value-type="string" office:string-value="u" calcext:value-type="string">
            <text:p>u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ɓ</text:p>
          </table:table-cell>
          <table:table-cell table:style-name="ce8" table:formula="of:=MID([.A7];2;100)&amp;LEFT([.A7];1)" office:value-type="string" office:string-value="ɓb" calcext:value-type="string">
            <text:p>ɓb</text:p>
          </table:table-cell>
          <table:table-cell table:style-name="ce8" table:formula="of:=RIGHT([.A7];1)" office:value-type="string" office:string-value="ɓ" calcext:value-type="string">
            <text:p>ɓ</text:p>
          </table:table-cell>
          <table:table-cell table:style-name="ce15"/>
          <table:table-cell table:style-name="ce8" table:formula="of:=IF([.D7]=1;RIGHT([.A7];1);&quot;&quot;)">
            <text:p/>
          </table:table-cell>
          <table:table-cell table:style-name="ce8" table:formula="of:=IF([.D7]=1;LEFT([.A7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ç</text:p>
          </table:table-cell>
          <table:table-cell table:style-name="ce8" table:formula="of:=MID([.A8];2;100)&amp;LEFT([.A8];1)" office:value-type="string" office:string-value="çc" calcext:value-type="string">
            <text:p>çc</text:p>
          </table:table-cell>
          <table:table-cell table:style-name="ce8" table:formula="of:=RIGHT([.A8];1)" office:value-type="string" office:string-value="ç" calcext:value-type="string">
            <text:p>ç</text:p>
          </table:table-cell>
          <table:table-cell table:style-name="ce15"/>
          <table:table-cell table:style-name="ce8" table:formula="of:=IF([.D8]=1;RIGHT([.A8];1);&quot;&quot;)">
            <text:p/>
          </table:table-cell>
          <table:table-cell table:style-name="ce8" table:formula="of:=IF([.D8]=1;LEFT([.A8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dɗ</text:p>
          </table:table-cell>
          <table:table-cell table:style-name="ce8" table:formula="of:=MID([.A9];2;100)&amp;LEFT([.A9];1)" office:value-type="string" office:string-value="ɗd" calcext:value-type="string">
            <text:p>ɗd</text:p>
          </table:table-cell>
          <table:table-cell table:style-name="ce8" table:formula="of:=RIGHT([.A9];1)" office:value-type="string" office:string-value="ɗ" calcext:value-type="string">
            <text:p>ɗ</text:p>
          </table:table-cell>
          <table:table-cell table:style-name="ce15"/>
          <table:table-cell table:style-name="ce8" table:formula="of:=IF([.D9]=1;RIGHT([.A9];1);&quot;&quot;)">
            <text:p/>
          </table:table-cell>
          <table:table-cell table:style-name="ce8" table:formula="of:=IF([.D9]=1;LEFT([.A9];1);&quot;&quot;)"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ɣ</text:p>
          </table:table-cell>
          <table:table-cell table:style-name="ce8" table:formula="of:=MID([.A10];2;100)&amp;LEFT([.A10];1)" office:value-type="string" office:string-value="ɣg" calcext:value-type="string">
            <text:p>ɣg</text:p>
          </table:table-cell>
          <table:table-cell table:style-name="ce8" table:formula="of:=RIGHT([.A10];1)" office:value-type="string" office:string-value="ɣ" calcext:value-type="string">
            <text:p>ɣ</text:p>
          </table:table-cell>
          <table:table-cell table:style-name="ce15"/>
          <table:table-cell table:style-name="ce8" table:formula="of:=IF([.D10]=1;RIGHT([.A10];1);&quot;&quot;)">
            <text:p/>
          </table:table-cell>
          <table:table-cell table:style-name="ce8" table:formula="of:=IF([.D10]=1;LEFT([.A10];1);&quot;&quot;)">
            <text:p/>
          </table:table-cell>
          <table:table-cell table:number-columns-repeated="2"/>
          <table:table-cell table:number-columns-repeated="2" office:value-type="string" calcext:value-type="string">
            <text:p>↑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ɦ</text:p>
          </table:table-cell>
          <table:table-cell table:style-name="ce8" table:formula="of:=MID([.A11];2;100)&amp;LEFT([.A11];1)" office:value-type="string" office:string-value="ɦh" calcext:value-type="string">
            <text:p>ɦh</text:p>
          </table:table-cell>
          <table:table-cell table:style-name="ce8" table:formula="of:=RIGHT([.A11];1)" office:value-type="string" office:string-value="ɦ" calcext:value-type="string">
            <text:p>ɦ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1]=1;RIGHT([.A11];1);&quot;&quot;)" office:value-type="string" office:string-value="ɦ" calcext:value-type="string">
            <text:p>ɦ</text:p>
          </table:table-cell>
          <table:table-cell table:style-name="ce8" table:formula="of:=IF([.D11]=1;LEFT([.A11];1);&quot;&quot;)" office:value-type="string" office:string-value="h" calcext:value-type="string">
            <text:p>h</text:p>
          </table:table-cell>
          <table:table-cell table:number-columns-repeated="2"/>
          <table:table-cell table:style-name="ce22" office:value-type="string" calcext:value-type="string">
            <text:p>These don’t get capitalised automatically by LibreOffic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kƙ</text:p>
          </table:table-cell>
          <table:table-cell table:style-name="ce8" table:formula="of:=MID([.A12];2;100)&amp;LEFT([.A12];1)" office:value-type="string" office:string-value="ƙk" calcext:value-type="string">
            <text:p>ƙk</text:p>
          </table:table-cell>
          <table:table-cell table:style-name="ce8" table:formula="of:=RIGHT([.A12];1)" office:value-type="string" office:string-value="ƙ" calcext:value-type="string">
            <text:p>ƙ</text:p>
          </table:table-cell>
          <table:table-cell table:style-name="ce15"/>
          <table:table-cell table:style-name="ce8" table:formula="of:=IF([.D12]=1;RIGHT([.A12];1);&quot;&quot;)">
            <text:p/>
          </table:table-cell>
          <table:table-cell table:style-name="ce8" table:formula="of:=IF([.D12]=1;LEFT([.A12];1);&quot;&quot;)">
            <text:p/>
          </table:table-cell>
          <table:table-cell table:number-columns-repeated="2"/>
          <table:table-cell table:style-name="ce19" office:value-type="string" calcext:value-type="string">
            <text:p>If you add any more than these you’ll need to update formulae in the store() commands below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nŋɲ</text:p>
          </table:table-cell>
          <table:table-cell table:style-name="ce8" table:formula="of:=MID([.A13];2;100)&amp;LEFT([.A13];1)" office:value-type="string" office:string-value="ŋɲn" calcext:value-type="string">
            <text:p>ŋɲn</text:p>
          </table:table-cell>
          <table:table-cell table:style-name="ce8" table:formula="of:=RIGHT([.A13];1)" office:value-type="string" office:string-value="ɲ" calcext:value-type="string">
            <text:p>ɲ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3]=1;RIGHT([.A13];1);&quot;&quot;)" office:value-type="string" office:string-value="ɲ" calcext:value-type="string">
            <text:p>ɲ</text:p>
          </table:table-cell>
          <table:table-cell table:style-name="ce8" table:formula="of:=IF([.D13]=1;LEFT([.A13];1);&quot;&quot;)" office:value-type="string" office:string-value="n" calcext:value-type="string">
            <text:p>n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ʃ</text:p>
          </table:table-cell>
          <table:table-cell table:style-name="ce8" table:formula="of:=MID([.A14];2;100)&amp;LEFT([.A14];1)" office:value-type="string" office:string-value="ʃs" calcext:value-type="string">
            <text:p>ʃs</text:p>
          </table:table-cell>
          <table:table-cell table:style-name="ce8" table:formula="of:=RIGHT([.A14];1)" office:value-type="string" office:string-value="ʃ" calcext:value-type="string">
            <text:p>ʃ</text:p>
          </table:table-cell>
          <table:table-cell table:style-name="ce15" office:value-type="float" office:value="1" calcext:value-type="float">
            <text:p>1</text:p>
          </table:table-cell>
          <table:table-cell table:style-name="ce8" table:formula="of:=IF([.D14]=1;RIGHT([.A14];1);&quot;&quot;)" office:value-type="string" office:string-value="ʃ" calcext:value-type="string">
            <text:p>ʃ</text:p>
          </table:table-cell>
          <table:table-cell table:style-name="ce8" table:formula="of:=IF([.D14]=1;LEFT([.A14];1);&quot;&quot;)" office:value-type="string" office:string-value="s" calcext:value-type="string">
            <text:p>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ⱱ</text:p>
          </table:table-cell>
          <table:table-cell table:style-name="ce8" table:formula="of:=MID([.A15];2;100)&amp;LEFT([.A15];1)" office:value-type="string" office:string-value="ⱱv" calcext:value-type="string">
            <text:p>ⱱv</text:p>
          </table:table-cell>
          <table:table-cell table:style-name="ce8" table:formula="of:=RIGHT([.A15];1)" office:value-type="string" office:string-value="ⱱ" calcext:value-type="string">
            <text:p>ⱱ</text:p>
          </table:table-cell>
          <table:table-cell table:style-name="ce15"/>
          <table:table-cell table:style-name="ce8" table:formula="of:=IF([.D15]=1;RIGHT([.A15];1);&quot;&quot;)">
            <text:p/>
          </table:table-cell>
          <table:table-cell table:style-name="ce8" table:formula="of:=IF([.D15]=1;LEFT([.A15];1);&quot;&quot;)">
            <text:p/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yƴ</text:p>
          </table:table-cell>
          <table:table-cell table:style-name="ce8" table:formula="of:=MID([.A16];2;100)&amp;LEFT([.A16];1)" office:value-type="string" office:string-value="ƴy" calcext:value-type="string">
            <text:p>ƴy</text:p>
          </table:table-cell>
          <table:table-cell table:style-name="ce8" table:formula="of:=RIGHT([.A16];1)" office:value-type="string" office:string-value="ƴ" calcext:value-type="string">
            <text:p>ƴ</text:p>
          </table:table-cell>
          <table:table-cell table:style-name="ce15"/>
          <table:table-cell table:style-name="ce8" table:formula="of:=IF([.D16]=1;RIGHT([.A16];1);&quot;&quot;)">
            <text:p/>
          </table:table-cell>
          <table:table-cell table:style-name="ce8" table:formula="of:=IF([.D16]=1;LEFT([.A16];1);&quot;&quot;)">
            <text:p/>
          </table:table-cell>
          <table:table-cell table:number-columns-repeated="2"/>
          <table:table-cell table:style-name="ce23" office:value-type="string" calcext:value-type="string">
            <text:p>1 Edit any text which is big and <text:span text:style-name="T3">black on pink</text:span><text:span text:style-name="T4"> </text:span><text:span text:style-name="T5">background</text:span><text:span text:style-name="T4">.</text:span>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zʒ</text:p>
          </table:table-cell>
          <table:table-cell table:style-name="ce8" table:formula="of:=MID([.A17];2;100)&amp;LEFT([.A17];1)" office:value-type="string" office:string-value="ʒz" calcext:value-type="string">
            <text:p>ʒz</text:p>
          </table:table-cell>
          <table:table-cell table:style-name="ce8" table:formula="of:=RIGHT([.A17];1)" office:value-type="string" office:string-value="ʒ" calcext:value-type="string">
            <text:p>ʒ</text:p>
          </table:table-cell>
          <table:table-cell table:style-name="ce15"/>
          <table:table-cell table:style-name="ce8" table:formula="of:=IF([.D17]=1;RIGHT([.A17];1);&quot;&quot;)">
            <text:p/>
          </table:table-cell>
          <table:table-cell table:style-name="ce8" table:formula="of:=IF([.D17]=1;LEFT([.A17];1);&quot;&quot;)">
            <text:p/>
          </table:table-cell>
          <table:table-cell table:number-columns-repeated="2"/>
          <table:table-cell table:style-name="ce22" office:value-type="string" calcext:value-type="string">
            <text:p>2 Copy the yellow highlighted code below into Keyman developer.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$₦£ˈ</text:p>
          </table:table-cell>
          <table:table-cell table:style-name="ce8" table:formula="of:=MID([.A18];2;100)&amp;LEFT([.A18];1)" office:value-type="string" office:string-value="₦£ˈ$" calcext:value-type="string">
            <text:p>₦£ˈ$</text:p>
          </table:table-cell>
          <table:table-cell table:style-name="ce8" table:formula="of:=RIGHT([.A18];1)" office:value-type="string" office:string-value="ˈ" calcext:value-type="string">
            <text:p>ˈ</text:p>
          </table:table-cell>
          <table:table-cell table:style-name="ce15"/>
          <table:table-cell table:style-name="ce8" table:formula="of:=IF([.D18]=1;RIGHT([.A18];1);&quot;&quot;)">
            <text:p/>
          </table:table-cell>
          <table:table-cell table:style-name="ce8" table:formula="of:=IF([.D18]=1;LEFT([.A18];1);&quot;&quot;)">
            <text:p/>
          </table:table-cell>
          <table:table-cell table:number-columns-repeated="2"/>
          <table:table-cell table:style-name="ce22" office:value-type="string" calcext:value-type="string">
            <text:p>3 Leave everything else alone.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9" table:formula="of:=MID([.A19];2;100)&amp;LEFT([.A19];1)">
            <text:p/>
          </table:table-cell>
          <table:table-cell table:style-name="ce12" table:formula="of:=RIGHT([.A19];1)">
            <text:p/>
          </table:table-cell>
          <table:table-cell table:style-name="ce16"/>
          <table:table-cell table:style-name="ce8" table:formula="of:=IF([.D19]=1;RIGHT([.A19];1);&quot;&quot;)">
            <text:p/>
          </table:table-cell>
          <table:table-cell table:style-name="ce8" table:formula="of:=IF([.D19]=1;LEFT([.A19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0];2;100)&amp;LEFT([.A20];1)">
            <text:p/>
          </table:table-cell>
          <table:table-cell table:style-name="ce12" table:formula="of:=RIGHT([.A20];1)">
            <text:p/>
          </table:table-cell>
          <table:table-cell table:style-name="ce16"/>
          <table:table-cell table:style-name="ce8" table:formula="of:=IF([.D20]=1;RIGHT([.A20];1);&quot;&quot;)">
            <text:p/>
          </table:table-cell>
          <table:table-cell table:style-name="ce8" table:formula="of:=IF([.D20]=1;LEFT([.A20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1];2;100)&amp;LEFT([.A21];1)">
            <text:p/>
          </table:table-cell>
          <table:table-cell table:style-name="ce12" table:formula="of:=RIGHT([.A21];1)">
            <text:p/>
          </table:table-cell>
          <table:table-cell table:style-name="ce16"/>
          <table:table-cell table:style-name="ce8" table:formula="of:=IF([.D21]=1;RIGHT([.A21];1);&quot;&quot;)">
            <text:p/>
          </table:table-cell>
          <table:table-cell table:style-name="ce8" table:formula="of:=IF([.D21]=1;LEFT([.A21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2];2;100)&amp;LEFT([.A22];1)">
            <text:p/>
          </table:table-cell>
          <table:table-cell table:style-name="ce12" table:formula="of:=RIGHT([.A22];1)">
            <text:p/>
          </table:table-cell>
          <table:table-cell table:style-name="ce16"/>
          <table:table-cell table:style-name="ce8" table:formula="of:=IF([.D22]=1;RIGHT([.A22];1);&quot;&quot;)">
            <text:p/>
          </table:table-cell>
          <table:table-cell table:style-name="ce8" table:formula="of:=IF([.D22]=1;LEFT([.A22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3];2;100)&amp;LEFT([.A23];1)">
            <text:p/>
          </table:table-cell>
          <table:table-cell table:style-name="ce12" table:formula="of:=RIGHT([.A23];1)">
            <text:p/>
          </table:table-cell>
          <table:table-cell table:style-name="ce16"/>
          <table:table-cell table:style-name="ce8" table:formula="of:=IF([.D23]=1;RIGHT([.A23];1);&quot;&quot;)">
            <text:p/>
          </table:table-cell>
          <table:table-cell table:style-name="ce8" table:formula="of:=IF([.D23]=1;LEFT([.A23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4];2;100)&amp;LEFT([.A24];1)">
            <text:p/>
          </table:table-cell>
          <table:table-cell table:style-name="ce12" table:formula="of:=RIGHT([.A24];1)">
            <text:p/>
          </table:table-cell>
          <table:table-cell table:style-name="ce16"/>
          <table:table-cell table:style-name="ce8" table:formula="of:=IF([.D24]=1;RIGHT([.A24];1);&quot;&quot;)">
            <text:p/>
          </table:table-cell>
          <table:table-cell table:style-name="ce8" table:formula="of:=IF([.D24]=1;LEFT([.A24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5];2;100)&amp;LEFT([.A25];1)">
            <text:p/>
          </table:table-cell>
          <table:table-cell table:style-name="ce12" table:formula="of:=RIGHT([.A25];1)">
            <text:p/>
          </table:table-cell>
          <table:table-cell table:style-name="ce16"/>
          <table:table-cell table:style-name="ce8" table:formula="of:=IF([.D25]=1;RIGHT([.A25];1);&quot;&quot;)">
            <text:p/>
          </table:table-cell>
          <table:table-cell table:style-name="ce8" table:formula="of:=IF([.D25]=1;LEFT([.A25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6];2;100)&amp;LEFT([.A26];1)">
            <text:p/>
          </table:table-cell>
          <table:table-cell table:style-name="ce12" table:formula="of:=RIGHT([.A26];1)">
            <text:p/>
          </table:table-cell>
          <table:table-cell table:style-name="ce16"/>
          <table:table-cell table:style-name="ce8" table:formula="of:=IF([.D26]=1;RIGHT([.A26];1);&quot;&quot;)">
            <text:p/>
          </table:table-cell>
          <table:table-cell table:style-name="ce8" table:formula="of:=IF([.D26]=1;LEFT([.A26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7];2;100)&amp;LEFT([.A27];1)">
            <text:p/>
          </table:table-cell>
          <table:table-cell table:style-name="ce12" table:formula="of:=RIGHT([.A27];1)">
            <text:p/>
          </table:table-cell>
          <table:table-cell table:style-name="ce16"/>
          <table:table-cell table:style-name="ce8" table:formula="of:=IF([.D27]=1;RIGHT([.A27];1);&quot;&quot;)">
            <text:p/>
          </table:table-cell>
          <table:table-cell table:style-name="ce8" table:formula="of:=IF([.D27]=1;LEFT([.A27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8];2;100)&amp;LEFT([.A28];1)">
            <text:p/>
          </table:table-cell>
          <table:table-cell table:style-name="ce12" table:formula="of:=RIGHT([.A28];1)">
            <text:p/>
          </table:table-cell>
          <table:table-cell table:style-name="ce16"/>
          <table:table-cell table:style-name="ce8" table:formula="of:=IF([.D28]=1;RIGHT([.A28];1);&quot;&quot;)">
            <text:p/>
          </table:table-cell>
          <table:table-cell table:style-name="ce8" table:formula="of:=IF([.D28]=1;LEFT([.A28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29];2;100)&amp;LEFT([.A29];1)">
            <text:p/>
          </table:table-cell>
          <table:table-cell table:style-name="ce12" table:formula="of:=RIGHT([.A29];1)">
            <text:p/>
          </table:table-cell>
          <table:table-cell table:style-name="ce16"/>
          <table:table-cell table:style-name="ce8" table:formula="of:=IF([.D29]=1;RIGHT([.A29];1);&quot;&quot;)">
            <text:p/>
          </table:table-cell>
          <table:table-cell table:style-name="ce8" table:formula="of:=IF([.D29]=1;LEFT([.A29];1);&quot;&quot;)">
            <text:p/>
          </table:table-cell>
          <table:table-cell table:number-columns-repeated="1018"/>
        </table:table-row>
        <table:table-row table:style-name="ro4">
          <table:table-cell table:style-name="ce2"/>
          <table:table-cell table:style-name="ce9" table:formula="of:=MID([.A30];2;100)&amp;LEFT([.A30];1)">
            <text:p/>
          </table:table-cell>
          <table:table-cell table:style-name="ce12" table:formula="of:=RIGHT([.A30];1)">
            <text:p/>
          </table:table-cell>
          <table:table-cell table:style-name="ce16"/>
          <table:table-cell table:style-name="ce8" table:formula="of:=IF([.D30]=1;RIGHT([.A30];1);&quot;&quot;)">
            <text:p/>
          </table:table-cell>
          <table:table-cell table:style-name="ce8" table:formula="of:=IF([.D30]=1;LEFT([.A30];1);&quot;&quot;)">
            <text:p/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1" table:number-rows-spanned="1">
            <text:p>c These stores generated by the naijatype_key_generator.ods file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14" office:value-type="string" calcext:value-type="string">
            <text:p>store(LtrsSET1)</text:p>
          </table:table-cell>
          <table:table-cell table:style-name="ce6" table:formula="of:=&quot;&quot;&quot;&quot;&amp;COM.MICROSOFT.CONCAT([.A2:.A30])&amp;SUBSTITUTE(SUBSTITUTE(SUBSTITUTE(SUBSTITUTE(UPPER(COM.MICROSOFT.CONCAT([.A2:.A30]));[.I2];[.J2]);[.I3];[.J3]);[.I4];[.J4]);[.I5];[.J5])&amp;&quot;&quot;&quot;&quot;" office:value-type="string" office:string-value="&quot;aəeɛiɨɪoɔuʊʉbɓcçdɗgɣhɦkƙnŋɲsʃvⱱyƴzʒ$₦£ˈAƏEƐIƗƗOƆUƱɄBƁCÇDƊGƔHꞪKƘNŊƝSƩVƲYƳZƷ$₦£ˈ&quot;" calcext:value-type="string" table:number-columns-spanned="10" table:number-rows-spanned="1">
            <text:p>"aəeɛiɨɪoɔuʊʉbɓcçdɗgɣhɦkƙnŋɲsʃvⱱyƴzʒ$₦£ˈAƏEƐIƗƗOƆUƱɄBƁCÇDƊGƔHꞪKƘNŊƝSƩVƲYƳZƷ$₦£ˈ"</text:p>
          </table:table-cell>
          <table:covered-table-cell table:number-columns-repeated="3" table:style-name="ce13"/>
          <table:covered-table-cell table:number-columns-repeated="6" table:style-name="ce37"/>
          <table:table-cell table:number-columns-repeated="1013"/>
        </table:table-row>
        <table:table-row table:style-name="ro2">
          <table:table-cell table:style-name="ce14" office:value-type="string" calcext:value-type="string">
            <text:p>store(LtrsSET2)</text:p>
          </table:table-cell>
          <table:table-cell table:style-name="ce6" table:formula="of:=&quot;&quot;&quot;&quot;&amp;COM.MICROSOFT.CONCAT([.B2:.B30])&amp;SUBSTITUTE(SUBSTITUTE(SUBSTITUTE(SUBSTITUTE(UPPER(COM.MICROSOFT.CONCAT([.B2:.B30]));[.I2];[.J2]);[.I3];[.J3]);[.I4];[.J4]);[.I5];[.J5])&amp;&quot;&quot;&quot;&quot;" office:value-type="string" office:string-value="&quot;əaɛeɨɪiɔoʊʉuɓbçcɗdɣgɦhƙkŋɲnʃsⱱvƴyʒz₦£ˈ$ƏAƐEƗƗIƆOƱɄUƁBÇCƊDƔGꞪHƘKŊƝNƩSƲVƳYƷZ₦£ˈ$&quot;" calcext:value-type="string" table:number-columns-spanned="10" table:number-rows-spanned="1">
            <text:p>"əaɛeɨɪiɔoʊʉuɓbçcɗdɣgɦhƙkŋɲnʃsⱱvƴyʒz₦£ˈ$ƏAƐEƗƗIƆOƱɄUƁBÇCƊDƔGꞪHƘKŊƝNƩSƲVƳYƷZ₦£ˈ$"</text:p>
          </table:table-cell>
          <table:covered-table-cell table:number-columns-repeated="3" table:style-name="ce13"/>
          <table:covered-table-cell table:number-columns-repeated="6" table:style-name="ce18"/>
          <table:table-cell table:number-columns-repeated="1013"/>
        </table:table-row>
        <table:table-row table:style-name="ro2">
          <table:table-cell table:style-name="ce14" office:value-type="string" calcext:value-type="string">
            <text:p>store(LtrsUnderlinable)</text:p>
          </table:table-cell>
          <table:table-cell table:style-name="ce10" table:formula="of:=&quot;&quot;&quot;&quot;&amp;COM.MICROSOFT.CONCAT([.F2:.F30])&amp;SUBSTITUTE(SUBSTITUTE(SUBSTITUTE(SUBSTITUTE(UPPER(COM.MICROSOFT.CONCAT([.F2:.F30]));[.I2];[.J2]);[.I3];[.J3]);[.I4];[.J4]);[.I5];[.J5])&amp;&quot;&quot;&quot;&quot;" office:value-type="string" office:string-value="&quot;aeiouhnsAEIOUHNS&quot;" calcext:value-type="string" table:number-columns-spanned="4" table:number-rows-spanned="1">
            <text:p>"aeiouhnsAEIOUHNS"</text:p>
          </table:table-cell>
          <table:covered-table-cell table:number-columns-repeated="3" table:style-name="ce14"/>
          <table:table-cell table:style-name="ce19"/>
          <table:table-cell table:style-name="ce37" table:number-columns-repeated="5"/>
          <table:table-cell table:number-columns-repeated="27"/>
          <table:table-cell office:value-type="string" calcext:value-type="string">
            <text:p>c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ŊƝ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</text:p>
          </table:table-cell>
          <table:table-cell table:number-columns-repeated="966"/>
        </table:table-row>
        <table:table-row table:style-name="ro2">
          <table:table-cell table:style-name="ce14" office:value-type="string" calcext:value-type="string">
            <text:p>store(LtrsUnderlineAfter)</text:p>
          </table:table-cell>
          <table:table-cell table:style-name="ce6" table:formula="of:=&quot;&quot;&quot;&quot;&amp;COM.MICROSOFT.CONCAT([.E2:.E30])&amp;SUBSTITUTE(SUBSTITUTE(SUBSTITUTE(SUBSTITUTE(UPPER(COM.MICROSOFT.CONCAT([.E2:.E30]));[.I2];[.J2]);[.I3];[.J3]);[.I4];[.J4]);[.I5];[.J5])&amp;&quot;&quot;&quot;&quot;" office:value-type="string" office:string-value="&quot;əɛɪɔʉɦɲʃƏƐƗƆɄꞪƝƩ&quot;" calcext:value-type="string" table:number-columns-spanned="4" table:number-rows-spanned="1">
            <text:p>"əɛɪɔʉɦɲʃƏƐƗƆɄꞪƝƩ"</text:p>
          </table:table-cell>
          <table:covered-table-cell table:number-columns-repeated="3" table:style-name="ce14"/>
          <table:table-cell table:style-name="ce37" table:number-columns-repeated="6"/>
          <table:table-cell table:number-columns-repeated="1013"/>
        </table:table-row>
        <table:table-row table:style-name="ro2">
          <table:table-cell table:style-name="ce5"/>
          <table:table-cell table:style-name="ce11" table:number-columns-spanned="4" table:number-rows-spanned="1"/>
          <table:covered-table-cell table:number-columns-repeated="3" table:style-name="ce34"/>
          <table:table-cell table:style-name="ce20"/>
          <table:table-cell table:style-name="ce34" table:number-columns-repeated="5"/>
          <table:table-cell table:style-name="ce5" table:number-columns-repeated="2"/>
          <table:table-cell/>
          <table:table-cell table:style-name="ce5" table:number-columns-repeated="1010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base letter</text:p>
          </table:table-cell>
          <table:table-cell table:formula="of:=LEFT([.A2];1)" office:value-type="string" office:string-value="a" calcext:value-type="string">
            <text:p>a</text:p>
          </table:table-cell>
          <table:table-cell table:formula="of:=LEFT([.A3];1)" office:value-type="string" office:string-value="e" calcext:value-type="string">
            <text:p>e</text:p>
          </table:table-cell>
          <table:table-cell table:formula="of:=LEFT([.B3];1)" office:value-type="string" office:string-value="ɛ" calcext:value-type="string">
            <text:p>ɛ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<text:span text:style-name="T1">1</text:span><text:span text:style-name="T2">st</text:span><text:span text:style-name="T1"> ;</text:span></text:p>
          </table:table-cell>
          <table:table-cell table:number-columns-repeated="1023"/>
        </table:table-row>
        <table:table-row table:style-name="ro2">
          <table:table-cell table:style-name="ce26" office:value-type="string" calcext:value-type="string">
            <text:p><text:span text:style-name="T1">2</text:span><text:span text:style-name="T2">nd</text:span><text:span text:style-name="T1"> ;</text:span></text:p>
          </table:table-cell>
          <table:table-cell table:number-columns-repeated="1023"/>
        </table:table-row>
        <table:table-row table:style-name="ro2">
          <table:table-cell table:style-name="ce26" office:value-type="string" calcext:value-type="string">
            <text:p><text:span text:style-name="T1">3</text:span><text:span text:style-name="T2">rd</text:span><text:span text:style-name="T1"> ;</text:span></text:p>
          </table:table-cell>
          <table:table-cell table:number-columns-repeated="1023"/>
        </table:table-row>
        <table:table-row table:style-name="ro2">
          <table:table-cell table:style-name="ce26" office:value-type="string" calcext:value-type="string">
            <text:p><text:span text:style-name="T1">4</text:span><text:span text:style-name="T2">th</text:span><text:span text:style-name="T1"> ;</text:span>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9" table:number-columns-repeated="17" table:default-cell-style-name="ce45"/>
        <table:table-column table:style-name="co10" table:number-columns-repeated="12" table:default-cell-style-name="ce45"/>
        <table:table-column table:style-name="co10" table:number-columns-repeated="995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45" table:number-columns-repeated="995"/>
        </table:table-row>
        <table:table-row table:style-name="ro5">
          <table:table-cell table:number-matrix-columns-spanned="29" table:number-matrix-rows-spanned="1" table:formula="of:=TRANSPOSE([$rota.A2:.A30])" office:value-type="string" office:string-value="aə" calcext:value-type="string">
            <text:p>aə</text:p>
          </table:table-cell>
          <table:table-cell office:value-type="string" office:string-value="eɛ" calcext:value-type="string">
            <text:p>eɛ</text:p>
          </table:table-cell>
          <table:table-cell office:value-type="string" office:string-value="iɨɪ" calcext:value-type="string">
            <text:p>iɨɪ</text:p>
          </table:table-cell>
          <table:table-cell office:value-type="string" office:string-value="oɔ" calcext:value-type="string">
            <text:p>oɔ</text:p>
          </table:table-cell>
          <table:table-cell office:value-type="string" office:string-value="uʊʉ" calcext:value-type="string">
            <text:p>uʊʉ</text:p>
          </table:table-cell>
          <table:table-cell office:value-type="string" office:string-value="bɓ" calcext:value-type="string">
            <text:p>bɓ</text:p>
          </table:table-cell>
          <table:table-cell office:value-type="string" office:string-value="cç" calcext:value-type="string">
            <text:p>cç</text:p>
          </table:table-cell>
          <table:table-cell office:value-type="string" office:string-value="dɗ" calcext:value-type="string">
            <text:p>dɗ</text:p>
          </table:table-cell>
          <table:table-cell office:value-type="string" office:string-value="gɣ" calcext:value-type="string">
            <text:p>gɣ</text:p>
          </table:table-cell>
          <table:table-cell office:value-type="string" office:string-value="hɦ" calcext:value-type="string">
            <text:p>hɦ</text:p>
          </table:table-cell>
          <table:table-cell office:value-type="string" office:string-value="kƙ" calcext:value-type="string">
            <text:p>kƙ</text:p>
          </table:table-cell>
          <table:table-cell office:value-type="string" office:string-value="nŋɲ" calcext:value-type="string">
            <text:p>nŋɲ</text:p>
          </table:table-cell>
          <table:table-cell office:value-type="string" office:string-value="sʃ" calcext:value-type="string">
            <text:p>sʃ</text:p>
          </table:table-cell>
          <table:table-cell office:value-type="string" office:string-value="vⱱ" calcext:value-type="string">
            <text:p>vⱱ</text:p>
          </table:table-cell>
          <table:table-cell office:value-type="string" office:string-value="yƴ" calcext:value-type="string">
            <text:p>yƴ</text:p>
          </table:table-cell>
          <table:table-cell office:value-type="string" office:string-value="zʒ" calcext:value-type="string">
            <text:p>zʒ</text:p>
          </table:table-cell>
          <table:table-cell office:value-type="string" office:string-value="$₦£ˈ" calcext:value-type="string">
            <text:p>$₦£ˈ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45" table:number-columns-repeated="995"/>
        </table:table-row>
        <table:table-row table:style-name="ro5">
          <table:table-cell table:number-matrix-columns-spanned="29" table:number-matrix-rows-spanned="1" table:formula="of:=TRANSPOSE([$rota.D$2:.D$3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style-name="ce45" table:number-columns-repeated="995"/>
        </table:table-row>
        <table:table-row table:style-name="ro5">
          <table:table-cell table:formula="of:=IF([.A3]=1;LEFT([.A2];1)&amp;&quot;̱&quot;&amp;LEFT([.A2];1)&amp;&quot;̣&quot;;&quot;&quot;)" office:value-type="string" office:string-value="a̱ạ" calcext:value-type="string">
            <text:p>a̱ạ</text:p>
          </table:table-cell>
          <table:table-cell table:formula="of:=IF([.B3]=1;LEFT([.B2];1)&amp;&quot;̱&quot;&amp;LEFT([.B2];1)&amp;&quot;̣&quot;;&quot;&quot;)" office:value-type="string" office:string-value="e̱ẹ" calcext:value-type="string">
            <text:p>e̱ẹ</text:p>
          </table:table-cell>
          <table:table-cell table:formula="of:=IF([.C3]=1;LEFT([.C2];1)&amp;&quot;̱&quot;&amp;LEFT([.C2];1)&amp;&quot;̣&quot;;&quot;&quot;)" office:value-type="string" office:string-value="i̱ị" calcext:value-type="string">
            <text:p>i̱ị</text:p>
          </table:table-cell>
          <table:table-cell table:formula="of:=IF([.D3]=1;LEFT([.D2];1)&amp;&quot;̱&quot;&amp;LEFT([.D2];1)&amp;&quot;̣&quot;;&quot;&quot;)" office:value-type="string" office:string-value="o̱ọ" calcext:value-type="string">
            <text:p>o̱ọ</text:p>
          </table:table-cell>
          <table:table-cell table:formula="of:=IF([.E3]=1;LEFT([.E2];1)&amp;&quot;̱&quot;&amp;LEFT([.E2];1)&amp;&quot;̣&quot;;&quot;&quot;)" office:value-type="string" office:string-value="u̱ụ" calcext:value-type="string">
            <text:p>u̱ụ</text:p>
          </table:table-cell>
          <table:table-cell table:formula="of:=IF([.F3]=1;LEFT([.F2];1)&amp;&quot;̱&quot;&amp;LEFT([.F2];1)&amp;&quot;̣&quot;;&quot;&quot;)">
            <text:p/>
          </table:table-cell>
          <table:table-cell table:formula="of:=IF([.G3]=1;LEFT([.G2];1)&amp;&quot;̱&quot;&amp;LEFT([.G2];1)&amp;&quot;̣&quot;;&quot;&quot;)">
            <text:p/>
          </table:table-cell>
          <table:table-cell table:formula="of:=IF([.H3]=1;LEFT([.H2];1)&amp;&quot;̱&quot;&amp;LEFT([.H2];1)&amp;&quot;̣&quot;;&quot;&quot;)">
            <text:p/>
          </table:table-cell>
          <table:table-cell table:formula="of:=IF([.I3]=1;LEFT([.I2];1)&amp;&quot;̱&quot;&amp;LEFT([.I2];1)&amp;&quot;̣&quot;;&quot;&quot;)">
            <text:p/>
          </table:table-cell>
          <table:table-cell table:formula="of:=IF([.J3]=1;LEFT([.J2];1)&amp;&quot;̱&quot;&amp;LEFT([.J2];1)&amp;&quot;̣&quot;;&quot;&quot;)" office:value-type="string" office:string-value="ẖḥ" calcext:value-type="string">
            <text:p>ẖḥ</text:p>
          </table:table-cell>
          <table:table-cell table:formula="of:=IF([.K3]=1;LEFT([.K2];1)&amp;&quot;̱&quot;&amp;LEFT([.K2];1)&amp;&quot;̣&quot;;&quot;&quot;)">
            <text:p/>
          </table:table-cell>
          <table:table-cell table:formula="of:=IF([.L3]=1;LEFT([.L2];1)&amp;&quot;̱&quot;&amp;LEFT([.L2];1)&amp;&quot;̣&quot;;&quot;&quot;)" office:value-type="string" office:string-value="ṉṇ" calcext:value-type="string">
            <text:p>ṉṇ</text:p>
          </table:table-cell>
          <table:table-cell table:formula="of:=IF([.M3]=1;LEFT([.M2];1)&amp;&quot;̱&quot;&amp;LEFT([.M2];1)&amp;&quot;̣&quot;;&quot;&quot;)" office:value-type="string" office:string-value="s̱ṣ" calcext:value-type="string">
            <text:p>s̱ṣ</text:p>
          </table:table-cell>
          <table:table-cell table:formula="of:=IF([.N3]=1;LEFT([.N2];1)&amp;&quot;̱&quot;&amp;LEFT([.N2];1)&amp;&quot;̣&quot;;&quot;&quot;)">
            <text:p/>
          </table:table-cell>
          <table:table-cell table:formula="of:=IF([.O3]=1;LEFT([.O2];1)&amp;&quot;̱&quot;&amp;LEFT([.O2];1)&amp;&quot;̣&quot;;&quot;&quot;)">
            <text:p/>
          </table:table-cell>
          <table:table-cell table:formula="of:=IF([.P3]=1;LEFT([.P2];1)&amp;&quot;̱&quot;&amp;LEFT([.P2];1)&amp;&quot;̣&quot;;&quot;&quot;)">
            <text:p/>
          </table:table-cell>
          <table:table-cell table:formula="of:=IF([.Q3]=1;LEFT([.Q2];1)&amp;&quot;̱&quot;&amp;LEFT([.Q2];1)&amp;&quot;̣&quot;;&quot;&quot;)">
            <text:p/>
          </table:table-cell>
          <table:table-cell table:formula="of:=IF([.R3]=1;LEFT([.R2];1)&amp;&quot;̱&quot;&amp;LEFT([.R2];1)&amp;&quot;̣&quot;;&quot;&quot;)">
            <text:p/>
          </table:table-cell>
          <table:table-cell table:formula="of:=IF([.S3]=1;LEFT([.S2];1)&amp;&quot;̱&quot;&amp;LEFT([.S2];1)&amp;&quot;̣&quot;;&quot;&quot;)">
            <text:p/>
          </table:table-cell>
          <table:table-cell table:formula="of:=IF([.T3]=1;LEFT([.T2];1)&amp;&quot;̱&quot;&amp;LEFT([.T2];1)&amp;&quot;̣&quot;;&quot;&quot;)">
            <text:p/>
          </table:table-cell>
          <table:table-cell table:formula="of:=IF([.U3]=1;LEFT([.U2];1)&amp;&quot;̱&quot;&amp;LEFT([.U2];1)&amp;&quot;̣&quot;;&quot;&quot;)">
            <text:p/>
          </table:table-cell>
          <table:table-cell table:formula="of:=IF([.V3]=1;LEFT([.V2];1)&amp;&quot;̱&quot;&amp;LEFT([.V2];1)&amp;&quot;̣&quot;;&quot;&quot;)">
            <text:p/>
          </table:table-cell>
          <table:table-cell table:formula="of:=IF([.W3]=1;LEFT([.W2];1)&amp;&quot;̱&quot;&amp;LEFT([.W2];1)&amp;&quot;̣&quot;;&quot;&quot;)">
            <text:p/>
          </table:table-cell>
          <table:table-cell table:formula="of:=IF([.X3]=1;LEFT([.X2];1)&amp;&quot;̱&quot;&amp;LEFT([.X2];1)&amp;&quot;̣&quot;;&quot;&quot;)">
            <text:p/>
          </table:table-cell>
          <table:table-cell table:formula="of:=IF([.Y3]=1;LEFT([.Y2];1)&amp;&quot;̱&quot;&amp;LEFT([.Y2];1)&amp;&quot;̣&quot;;&quot;&quot;)">
            <text:p/>
          </table:table-cell>
          <table:table-cell table:formula="of:=IF([.Z3]=1;LEFT([.Z2];1)&amp;&quot;̱&quot;&amp;LEFT([.Z2];1)&amp;&quot;̣&quot;;&quot;&quot;)">
            <text:p/>
          </table:table-cell>
          <table:table-cell table:formula="of:=IF([.AA3]=1;LEFT([.AA2];1)&amp;&quot;̱&quot;&amp;LEFT([.AA2];1)&amp;&quot;̣&quot;;&quot;&quot;)">
            <text:p/>
          </table:table-cell>
          <table:table-cell table:formula="of:=IF([.AB3]=1;LEFT([.AB2];1)&amp;&quot;̱&quot;&amp;LEFT([.AB2];1)&amp;&quot;̣&quot;;&quot;&quot;)">
            <text:p/>
          </table:table-cell>
          <table:table-cell table:formula="of:=IF([.AC3]=1;LEFT([.AC2];1)&amp;&quot;̱&quot;&amp;LEFT([.AC2];1)&amp;&quot;̣&quot;;&quot;&quot;)">
            <text:p/>
          </table:table-cell>
          <table:table-cell table:style-name="ce45" table:number-columns-repeated="995"/>
        </table:table-row>
        <table:table-row table:style-name="ro5">
          <table:table-cell table:style-name="Default" table:number-columns-repeated="29"/>
          <table:table-cell table:number-columns-repeated="995"/>
        </table:table-row>
        <table:table-row table:style-name="ro5">
          <table:table-cell table:formula="of:=IF(LEN([.A$2])&gt;=[.$AE6];MID([.A$2];[.$AE6];1);&quot;&quot;)" office:value-type="string" office:string-value="a" calcext:value-type="string">
            <text:p>a</text:p>
          </table:table-cell>
          <table:table-cell table:formula="of:=IF(LEN([.B$2])&gt;=[.$AE6];MID([.B$2];[.$AE6];1);&quot;&quot;)" office:value-type="string" office:string-value="e" calcext:value-type="string">
            <text:p>e</text:p>
          </table:table-cell>
          <table:table-cell table:formula="of:=IF(LEN([.C$2])&gt;=[.$AE6];MID([.C$2];[.$AE6];1);&quot;&quot;)" office:value-type="string" office:string-value="i" calcext:value-type="string">
            <text:p>i</text:p>
          </table:table-cell>
          <table:table-cell table:formula="of:=IF(LEN([.D$2])&gt;=[.$AE6];MID([.D$2];[.$AE6];1);&quot;&quot;)" office:value-type="string" office:string-value="o" calcext:value-type="string">
            <text:p>o</text:p>
          </table:table-cell>
          <table:table-cell table:formula="of:=IF(LEN([.E$2])&gt;=[.$AE6];MID([.E$2];[.$AE6];1);&quot;&quot;)" office:value-type="string" office:string-value="u" calcext:value-type="string">
            <text:p>u</text:p>
          </table:table-cell>
          <table:table-cell table:formula="of:=IF(LEN([.F$2])&gt;=[.$AE6];MID([.F$2];[.$AE6];1);&quot;&quot;)" office:value-type="string" office:string-value="b" calcext:value-type="string">
            <text:p>b</text:p>
          </table:table-cell>
          <table:table-cell table:formula="of:=IF(LEN([.G$2])&gt;=[.$AE6];MID([.G$2];[.$AE6];1);&quot;&quot;)" office:value-type="string" office:string-value="c" calcext:value-type="string">
            <text:p>c</text:p>
          </table:table-cell>
          <table:table-cell table:formula="of:=IF(LEN([.H$2])&gt;=[.$AE6];MID([.H$2];[.$AE6];1);&quot;&quot;)" office:value-type="string" office:string-value="d" calcext:value-type="string">
            <text:p>d</text:p>
          </table:table-cell>
          <table:table-cell table:formula="of:=IF(LEN([.I$2])&gt;=[.$AE6];MID([.I$2];[.$AE6];1);&quot;&quot;)" office:value-type="string" office:string-value="g" calcext:value-type="string">
            <text:p>g</text:p>
          </table:table-cell>
          <table:table-cell table:formula="of:=IF(LEN([.J$2])&gt;=[.$AE6];MID([.J$2];[.$AE6];1);&quot;&quot;)" office:value-type="string" office:string-value="h" calcext:value-type="string">
            <text:p>h</text:p>
          </table:table-cell>
          <table:table-cell table:formula="of:=IF(LEN([.K$2])&gt;=[.$AE6];MID([.K$2];[.$AE6];1);&quot;&quot;)" office:value-type="string" office:string-value="k" calcext:value-type="string">
            <text:p>k</text:p>
          </table:table-cell>
          <table:table-cell table:formula="of:=IF(LEN([.L$2])&gt;=[.$AE6];MID([.L$2];[.$AE6];1);&quot;&quot;)" office:value-type="string" office:string-value="n" calcext:value-type="string">
            <text:p>n</text:p>
          </table:table-cell>
          <table:table-cell table:formula="of:=IF(LEN([.M$2])&gt;=[.$AE6];MID([.M$2];[.$AE6];1);&quot;&quot;)" office:value-type="string" office:string-value="s" calcext:value-type="string">
            <text:p>s</text:p>
          </table:table-cell>
          <table:table-cell table:formula="of:=IF(LEN([.N$2])&gt;=[.$AE6];MID([.N$2];[.$AE6];1);&quot;&quot;)" office:value-type="string" office:string-value="v" calcext:value-type="string">
            <text:p>v</text:p>
          </table:table-cell>
          <table:table-cell table:formula="of:=IF(LEN([.O$2])&gt;=[.$AE6];MID([.O$2];[.$AE6];1);&quot;&quot;)" office:value-type="string" office:string-value="y" calcext:value-type="string">
            <text:p>y</text:p>
          </table:table-cell>
          <table:table-cell table:formula="of:=IF(LEN([.P$2])&gt;=[.$AE6];MID([.P$2];[.$AE6];1);&quot;&quot;)" office:value-type="string" office:string-value="z" calcext:value-type="string">
            <text:p>z</text:p>
          </table:table-cell>
          <table:table-cell table:formula="of:=IF(LEN([.Q$2])&gt;=[.$AE6];MID([.Q$2];[.$AE6];1);&quot;&quot;)" office:value-type="string" office:string-value="$" calcext:value-type="string">
            <text:p>$</text:p>
          </table:table-cell>
          <table:table-cell table:formula="of:=IF(LEN([.R$2])&gt;=[.$AE6];MID([.R$2];[.$AE6];1);&quot;&quot;)" office:value-type="string" office:string-value="0" calcext:value-type="string">
            <text:p>0</text:p>
          </table:table-cell>
          <table:table-cell table:formula="of:=IF(LEN([.S$2])&gt;=[.$AE6];MID([.S$2];[.$AE6];1);&quot;&quot;)" office:value-type="string" office:string-value="0" calcext:value-type="string">
            <text:p>0</text:p>
          </table:table-cell>
          <table:table-cell table:formula="of:=IF(LEN([.T$2])&gt;=[.$AE6];MID([.T$2];[.$AE6];1);&quot;&quot;)" office:value-type="string" office:string-value="0" calcext:value-type="string">
            <text:p>0</text:p>
          </table:table-cell>
          <table:table-cell table:formula="of:=IF(LEN([.U$2])&gt;=[.$AE6];MID([.U$2];[.$AE6];1);&quot;&quot;)" office:value-type="string" office:string-value="0" calcext:value-type="string">
            <text:p>0</text:p>
          </table:table-cell>
          <table:table-cell table:formula="of:=IF(LEN([.V$2])&gt;=[.$AE6];MID([.V$2];[.$AE6];1);&quot;&quot;)" office:value-type="string" office:string-value="0" calcext:value-type="string">
            <text:p>0</text:p>
          </table:table-cell>
          <table:table-cell table:formula="of:=IF(LEN([.W$2])&gt;=[.$AE6];MID([.W$2];[.$AE6];1);&quot;&quot;)" office:value-type="string" office:string-value="0" calcext:value-type="string">
            <text:p>0</text:p>
          </table:table-cell>
          <table:table-cell table:formula="of:=IF(LEN([.X$2])&gt;=[.$AE6];MID([.X$2];[.$AE6];1);&quot;&quot;)" office:value-type="string" office:string-value="0" calcext:value-type="string">
            <text:p>0</text:p>
          </table:table-cell>
          <table:table-cell table:formula="of:=IF(LEN([.Y$2])&gt;=[.$AE6];MID([.Y$2];[.$AE6];1);&quot;&quot;)" office:value-type="string" office:string-value="0" calcext:value-type="string">
            <text:p>0</text:p>
          </table:table-cell>
          <table:table-cell table:formula="of:=IF(LEN([.Z$2])&gt;=[.$AE6];MID([.Z$2];[.$AE6];1);&quot;&quot;)" office:value-type="string" office:string-value="0" calcext:value-type="string">
            <text:p>0</text:p>
          </table:table-cell>
          <table:table-cell table:formula="of:=IF(LEN([.AA$2])&gt;=[.$AE6];MID([.AA$2];[.$AE6];1);&quot;&quot;)" office:value-type="string" office:string-value="0" calcext:value-type="string">
            <text:p>0</text:p>
          </table:table-cell>
          <table:table-cell table:formula="of:=IF(LEN([.AB$2])&gt;=[.$AE6];MID([.AB$2];[.$AE6];1);&quot;&quot;)" office:value-type="string" office:string-value="0" calcext:value-type="string">
            <text:p>0</text:p>
          </table:table-cell>
          <table:table-cell table:formula="of:=IF(LEN([.AC$2])&gt;=[.$AE6];MID([.AC$2];[.$AE6];1);&quot;&quot;)" office:value-type="string" office:string-value="0" calcext:value-type="string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formula="of:=IF(LEN([.A$2])&gt;=[.$AE7];MID([.A$2];[.$AE7];1);&quot;&quot;)" office:value-type="string" office:string-value="ə" calcext:value-type="string">
            <text:p>ə</text:p>
          </table:table-cell>
          <table:table-cell table:formula="of:=IF(LEN([.B$2])&gt;=[.$AE7];MID([.B$2];[.$AE7];1);&quot;&quot;)" office:value-type="string" office:string-value="ɛ" calcext:value-type="string">
            <text:p>ɛ</text:p>
          </table:table-cell>
          <table:table-cell table:formula="of:=IF(LEN([.C$2])&gt;=[.$AE7];MID([.C$2];[.$AE7];1);&quot;&quot;)" office:value-type="string" office:string-value="ɨ" calcext:value-type="string">
            <text:p>ɨ</text:p>
          </table:table-cell>
          <table:table-cell table:formula="of:=IF(LEN([.D$2])&gt;=[.$AE7];MID([.D$2];[.$AE7];1);&quot;&quot;)" office:value-type="string" office:string-value="ɔ" calcext:value-type="string">
            <text:p>ɔ</text:p>
          </table:table-cell>
          <table:table-cell table:formula="of:=IF(LEN([.E$2])&gt;=[.$AE7];MID([.E$2];[.$AE7];1);&quot;&quot;)" office:value-type="string" office:string-value="ʊ" calcext:value-type="string">
            <text:p>ʊ</text:p>
          </table:table-cell>
          <table:table-cell table:formula="of:=IF(LEN([.F$2])&gt;=[.$AE7];MID([.F$2];[.$AE7];1);&quot;&quot;)" office:value-type="string" office:string-value="ɓ" calcext:value-type="string">
            <text:p>ɓ</text:p>
          </table:table-cell>
          <table:table-cell table:formula="of:=IF(LEN([.G$2])&gt;=[.$AE7];MID([.G$2];[.$AE7];1);&quot;&quot;)" office:value-type="string" office:string-value="ç" calcext:value-type="string">
            <text:p>ç</text:p>
          </table:table-cell>
          <table:table-cell table:formula="of:=IF(LEN([.H$2])&gt;=[.$AE7];MID([.H$2];[.$AE7];1);&quot;&quot;)" office:value-type="string" office:string-value="ɗ" calcext:value-type="string">
            <text:p>ɗ</text:p>
          </table:table-cell>
          <table:table-cell table:formula="of:=IF(LEN([.I$2])&gt;=[.$AE7];MID([.I$2];[.$AE7];1);&quot;&quot;)" office:value-type="string" office:string-value="ɣ" calcext:value-type="string">
            <text:p>ɣ</text:p>
          </table:table-cell>
          <table:table-cell table:formula="of:=IF(LEN([.J$2])&gt;=[.$AE7];MID([.J$2];[.$AE7];1);&quot;&quot;)" office:value-type="string" office:string-value="ɦ" calcext:value-type="string">
            <text:p>ɦ</text:p>
          </table:table-cell>
          <table:table-cell table:formula="of:=IF(LEN([.K$2])&gt;=[.$AE7];MID([.K$2];[.$AE7];1);&quot;&quot;)" office:value-type="string" office:string-value="ƙ" calcext:value-type="string">
            <text:p>ƙ</text:p>
          </table:table-cell>
          <table:table-cell table:formula="of:=IF(LEN([.L$2])&gt;=[.$AE7];MID([.L$2];[.$AE7];1);&quot;&quot;)" office:value-type="string" office:string-value="ŋ" calcext:value-type="string">
            <text:p>ŋ</text:p>
          </table:table-cell>
          <table:table-cell table:formula="of:=IF(LEN([.M$2])&gt;=[.$AE7];MID([.M$2];[.$AE7];1);&quot;&quot;)" office:value-type="string" office:string-value="ʃ" calcext:value-type="string">
            <text:p>ʃ</text:p>
          </table:table-cell>
          <table:table-cell table:formula="of:=IF(LEN([.N$2])&gt;=[.$AE7];MID([.N$2];[.$AE7];1);&quot;&quot;)" office:value-type="string" office:string-value="ⱱ" calcext:value-type="string">
            <text:p>ⱱ</text:p>
          </table:table-cell>
          <table:table-cell table:formula="of:=IF(LEN([.O$2])&gt;=[.$AE7];MID([.O$2];[.$AE7];1);&quot;&quot;)" office:value-type="string" office:string-value="ƴ" calcext:value-type="string">
            <text:p>ƴ</text:p>
          </table:table-cell>
          <table:table-cell table:formula="of:=IF(LEN([.P$2])&gt;=[.$AE7];MID([.P$2];[.$AE7];1);&quot;&quot;)" office:value-type="string" office:string-value="ʒ" calcext:value-type="string">
            <text:p>ʒ</text:p>
          </table:table-cell>
          <table:table-cell table:formula="of:=IF(LEN([.Q$2])&gt;=[.$AE7];MID([.Q$2];[.$AE7];1);&quot;&quot;)" office:value-type="string" office:string-value="₦" calcext:value-type="string">
            <text:p>₦</text:p>
          </table:table-cell>
          <table:table-cell table:formula="of:=IF(LEN([.R$2])&gt;=[.$AE7];MID([.R$2];[.$AE7];1);&quot;&quot;)">
            <text:p/>
          </table:table-cell>
          <table:table-cell table:formula="of:=IF(LEN([.S$2])&gt;=[.$AE7];MID([.S$2];[.$AE7];1);&quot;&quot;)">
            <text:p/>
          </table:table-cell>
          <table:table-cell table:formula="of:=IF(LEN([.T$2])&gt;=[.$AE7];MID([.T$2];[.$AE7];1);&quot;&quot;)">
            <text:p/>
          </table:table-cell>
          <table:table-cell table:formula="of:=IF(LEN([.U$2])&gt;=[.$AE7];MID([.U$2];[.$AE7];1);&quot;&quot;)">
            <text:p/>
          </table:table-cell>
          <table:table-cell table:formula="of:=IF(LEN([.V$2])&gt;=[.$AE7];MID([.V$2];[.$AE7];1);&quot;&quot;)">
            <text:p/>
          </table:table-cell>
          <table:table-cell table:formula="of:=IF(LEN([.W$2])&gt;=[.$AE7];MID([.W$2];[.$AE7];1);&quot;&quot;)">
            <text:p/>
          </table:table-cell>
          <table:table-cell table:formula="of:=IF(LEN([.X$2])&gt;=[.$AE7];MID([.X$2];[.$AE7];1);&quot;&quot;)">
            <text:p/>
          </table:table-cell>
          <table:table-cell table:formula="of:=IF(LEN([.Y$2])&gt;=[.$AE7];MID([.Y$2];[.$AE7];1);&quot;&quot;)">
            <text:p/>
          </table:table-cell>
          <table:table-cell table:formula="of:=IF(LEN([.Z$2])&gt;=[.$AE7];MID([.Z$2];[.$AE7];1);&quot;&quot;)">
            <text:p/>
          </table:table-cell>
          <table:table-cell table:formula="of:=IF(LEN([.AA$2])&gt;=[.$AE7];MID([.AA$2];[.$AE7];1);&quot;&quot;)">
            <text:p/>
          </table:table-cell>
          <table:table-cell table:formula="of:=IF(LEN([.AB$2])&gt;=[.$AE7];MID([.AB$2];[.$AE7];1);&quot;&quot;)">
            <text:p/>
          </table:table-cell>
          <table:table-cell table:formula="of:=IF(LEN([.AC$2])&gt;=[.$AE7];MID([.AC$2];[.$AE7];1)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5">
          <table:table-cell table:formula="of:=IF(LEN([.A$2])&gt;=[.$AE8];MID([.A$2];[.$AE8];1);&quot;&quot;)">
            <text:p/>
          </table:table-cell>
          <table:table-cell table:formula="of:=IF(LEN([.B$2])&gt;=[.$AE8];MID([.B$2];[.$AE8];1);&quot;&quot;)">
            <text:p/>
          </table:table-cell>
          <table:table-cell table:formula="of:=IF(LEN([.C$2])&gt;=[.$AE8];MID([.C$2];[.$AE8];1);&quot;&quot;)" office:value-type="string" office:string-value="ɪ" calcext:value-type="string">
            <text:p>ɪ</text:p>
          </table:table-cell>
          <table:table-cell table:formula="of:=IF(LEN([.D$2])&gt;=[.$AE8];MID([.D$2];[.$AE8];1);&quot;&quot;)">
            <text:p/>
          </table:table-cell>
          <table:table-cell table:formula="of:=IF(LEN([.E$2])&gt;=[.$AE8];MID([.E$2];[.$AE8];1);&quot;&quot;)" office:value-type="string" office:string-value="ʉ" calcext:value-type="string">
            <text:p>ʉ</text:p>
          </table:table-cell>
          <table:table-cell table:formula="of:=IF(LEN([.F$2])&gt;=[.$AE8];MID([.F$2];[.$AE8];1);&quot;&quot;)">
            <text:p/>
          </table:table-cell>
          <table:table-cell table:formula="of:=IF(LEN([.G$2])&gt;=[.$AE8];MID([.G$2];[.$AE8];1);&quot;&quot;)">
            <text:p/>
          </table:table-cell>
          <table:table-cell table:formula="of:=IF(LEN([.H$2])&gt;=[.$AE8];MID([.H$2];[.$AE8];1);&quot;&quot;)">
            <text:p/>
          </table:table-cell>
          <table:table-cell table:formula="of:=IF(LEN([.I$2])&gt;=[.$AE8];MID([.I$2];[.$AE8];1);&quot;&quot;)">
            <text:p/>
          </table:table-cell>
          <table:table-cell table:formula="of:=IF(LEN([.J$2])&gt;=[.$AE8];MID([.J$2];[.$AE8];1);&quot;&quot;)">
            <text:p/>
          </table:table-cell>
          <table:table-cell table:formula="of:=IF(LEN([.K$2])&gt;=[.$AE8];MID([.K$2];[.$AE8];1);&quot;&quot;)">
            <text:p/>
          </table:table-cell>
          <table:table-cell table:formula="of:=IF(LEN([.L$2])&gt;=[.$AE8];MID([.L$2];[.$AE8];1);&quot;&quot;)" office:value-type="string" office:string-value="ɲ" calcext:value-type="string">
            <text:p>ɲ</text:p>
          </table:table-cell>
          <table:table-cell table:formula="of:=IF(LEN([.M$2])&gt;=[.$AE8];MID([.M$2];[.$AE8];1);&quot;&quot;)">
            <text:p/>
          </table:table-cell>
          <table:table-cell table:formula="of:=IF(LEN([.N$2])&gt;=[.$AE8];MID([.N$2];[.$AE8];1);&quot;&quot;)">
            <text:p/>
          </table:table-cell>
          <table:table-cell table:formula="of:=IF(LEN([.O$2])&gt;=[.$AE8];MID([.O$2];[.$AE8];1);&quot;&quot;)">
            <text:p/>
          </table:table-cell>
          <table:table-cell table:formula="of:=IF(LEN([.P$2])&gt;=[.$AE8];MID([.P$2];[.$AE8];1);&quot;&quot;)">
            <text:p/>
          </table:table-cell>
          <table:table-cell table:formula="of:=IF(LEN([.Q$2])&gt;=[.$AE8];MID([.Q$2];[.$AE8];1);&quot;&quot;)" office:value-type="string" office:string-value="£" calcext:value-type="string">
            <text:p>£</text:p>
          </table:table-cell>
          <table:table-cell table:formula="of:=IF(LEN([.R$2])&gt;=[.$AE8];MID([.R$2];[.$AE8];1);&quot;&quot;)">
            <text:p/>
          </table:table-cell>
          <table:table-cell table:formula="of:=IF(LEN([.S$2])&gt;=[.$AE8];MID([.S$2];[.$AE8];1);&quot;&quot;)">
            <text:p/>
          </table:table-cell>
          <table:table-cell table:formula="of:=IF(LEN([.T$2])&gt;=[.$AE8];MID([.T$2];[.$AE8];1);&quot;&quot;)">
            <text:p/>
          </table:table-cell>
          <table:table-cell table:formula="of:=IF(LEN([.U$2])&gt;=[.$AE8];MID([.U$2];[.$AE8];1);&quot;&quot;)">
            <text:p/>
          </table:table-cell>
          <table:table-cell table:formula="of:=IF(LEN([.V$2])&gt;=[.$AE8];MID([.V$2];[.$AE8];1);&quot;&quot;)">
            <text:p/>
          </table:table-cell>
          <table:table-cell table:formula="of:=IF(LEN([.W$2])&gt;=[.$AE8];MID([.W$2];[.$AE8];1);&quot;&quot;)">
            <text:p/>
          </table:table-cell>
          <table:table-cell table:formula="of:=IF(LEN([.X$2])&gt;=[.$AE8];MID([.X$2];[.$AE8];1);&quot;&quot;)">
            <text:p/>
          </table:table-cell>
          <table:table-cell table:formula="of:=IF(LEN([.Y$2])&gt;=[.$AE8];MID([.Y$2];[.$AE8];1);&quot;&quot;)">
            <text:p/>
          </table:table-cell>
          <table:table-cell table:formula="of:=IF(LEN([.Z$2])&gt;=[.$AE8];MID([.Z$2];[.$AE8];1);&quot;&quot;)">
            <text:p/>
          </table:table-cell>
          <table:table-cell table:formula="of:=IF(LEN([.AA$2])&gt;=[.$AE8];MID([.AA$2];[.$AE8];1);&quot;&quot;)">
            <text:p/>
          </table:table-cell>
          <table:table-cell table:formula="of:=IF(LEN([.AB$2])&gt;=[.$AE8];MID([.AB$2];[.$AE8];1);&quot;&quot;)">
            <text:p/>
          </table:table-cell>
          <table:table-cell table:formula="of:=IF(LEN([.AC$2])&gt;=[.$AE8];MID([.AC$2];[.$AE8];1)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formula="of:=IF(LEN([.A$2])&gt;=[.$AE9];MID([.A$2];[.$AE9];1);&quot;&quot;)">
            <text:p/>
          </table:table-cell>
          <table:table-cell table:formula="of:=IF(LEN([.B$2])&gt;=[.$AE9];MID([.B$2];[.$AE9];1);&quot;&quot;)">
            <text:p/>
          </table:table-cell>
          <table:table-cell table:formula="of:=IF(LEN([.C$2])&gt;=[.$AE9];MID([.C$2];[.$AE9];1);&quot;&quot;)">
            <text:p/>
          </table:table-cell>
          <table:table-cell table:formula="of:=IF(LEN([.D$2])&gt;=[.$AE9];MID([.D$2];[.$AE9];1);&quot;&quot;)">
            <text:p/>
          </table:table-cell>
          <table:table-cell table:formula="of:=IF(LEN([.E$2])&gt;=[.$AE9];MID([.E$2];[.$AE9];1);&quot;&quot;)">
            <text:p/>
          </table:table-cell>
          <table:table-cell table:formula="of:=IF(LEN([.F$2])&gt;=[.$AE9];MID([.F$2];[.$AE9];1);&quot;&quot;)">
            <text:p/>
          </table:table-cell>
          <table:table-cell table:formula="of:=IF(LEN([.G$2])&gt;=[.$AE9];MID([.G$2];[.$AE9];1);&quot;&quot;)">
            <text:p/>
          </table:table-cell>
          <table:table-cell table:formula="of:=IF(LEN([.H$2])&gt;=[.$AE9];MID([.H$2];[.$AE9];1);&quot;&quot;)">
            <text:p/>
          </table:table-cell>
          <table:table-cell table:formula="of:=IF(LEN([.I$2])&gt;=[.$AE9];MID([.I$2];[.$AE9];1);&quot;&quot;)">
            <text:p/>
          </table:table-cell>
          <table:table-cell table:formula="of:=IF(LEN([.J$2])&gt;=[.$AE9];MID([.J$2];[.$AE9];1);&quot;&quot;)">
            <text:p/>
          </table:table-cell>
          <table:table-cell table:formula="of:=IF(LEN([.K$2])&gt;=[.$AE9];MID([.K$2];[.$AE9];1);&quot;&quot;)">
            <text:p/>
          </table:table-cell>
          <table:table-cell table:formula="of:=IF(LEN([.L$2])&gt;=[.$AE9];MID([.L$2];[.$AE9];1);&quot;&quot;)">
            <text:p/>
          </table:table-cell>
          <table:table-cell table:formula="of:=IF(LEN([.M$2])&gt;=[.$AE9];MID([.M$2];[.$AE9];1);&quot;&quot;)">
            <text:p/>
          </table:table-cell>
          <table:table-cell table:formula="of:=IF(LEN([.N$2])&gt;=[.$AE9];MID([.N$2];[.$AE9];1);&quot;&quot;)">
            <text:p/>
          </table:table-cell>
          <table:table-cell table:formula="of:=IF(LEN([.O$2])&gt;=[.$AE9];MID([.O$2];[.$AE9];1);&quot;&quot;)">
            <text:p/>
          </table:table-cell>
          <table:table-cell table:formula="of:=IF(LEN([.P$2])&gt;=[.$AE9];MID([.P$2];[.$AE9];1);&quot;&quot;)">
            <text:p/>
          </table:table-cell>
          <table:table-cell table:formula="of:=IF(LEN([.Q$2])&gt;=[.$AE9];MID([.Q$2];[.$AE9];1);&quot;&quot;)" office:value-type="string" office:string-value="ˈ" calcext:value-type="string">
            <text:p>ˈ</text:p>
          </table:table-cell>
          <table:table-cell table:formula="of:=IF(LEN([.R$2])&gt;=[.$AE9];MID([.R$2];[.$AE9];1);&quot;&quot;)">
            <text:p/>
          </table:table-cell>
          <table:table-cell table:formula="of:=IF(LEN([.S$2])&gt;=[.$AE9];MID([.S$2];[.$AE9];1);&quot;&quot;)">
            <text:p/>
          </table:table-cell>
          <table:table-cell table:formula="of:=IF(LEN([.T$2])&gt;=[.$AE9];MID([.T$2];[.$AE9];1);&quot;&quot;)">
            <text:p/>
          </table:table-cell>
          <table:table-cell table:formula="of:=IF(LEN([.U$2])&gt;=[.$AE9];MID([.U$2];[.$AE9];1);&quot;&quot;)">
            <text:p/>
          </table:table-cell>
          <table:table-cell table:formula="of:=IF(LEN([.V$2])&gt;=[.$AE9];MID([.V$2];[.$AE9];1);&quot;&quot;)">
            <text:p/>
          </table:table-cell>
          <table:table-cell table:formula="of:=IF(LEN([.W$2])&gt;=[.$AE9];MID([.W$2];[.$AE9];1);&quot;&quot;)">
            <text:p/>
          </table:table-cell>
          <table:table-cell table:formula="of:=IF(LEN([.X$2])&gt;=[.$AE9];MID([.X$2];[.$AE9];1);&quot;&quot;)">
            <text:p/>
          </table:table-cell>
          <table:table-cell table:formula="of:=IF(LEN([.Y$2])&gt;=[.$AE9];MID([.Y$2];[.$AE9];1);&quot;&quot;)">
            <text:p/>
          </table:table-cell>
          <table:table-cell table:formula="of:=IF(LEN([.Z$2])&gt;=[.$AE9];MID([.Z$2];[.$AE9];1);&quot;&quot;)">
            <text:p/>
          </table:table-cell>
          <table:table-cell table:formula="of:=IF(LEN([.AA$2])&gt;=[.$AE9];MID([.AA$2];[.$AE9];1);&quot;&quot;)">
            <text:p/>
          </table:table-cell>
          <table:table-cell table:formula="of:=IF(LEN([.AB$2])&gt;=[.$AE9];MID([.AB$2];[.$AE9];1);&quot;&quot;)">
            <text:p/>
          </table:table-cell>
          <table:table-cell table:formula="of:=IF(LEN([.AC$2])&gt;=[.$AE9];MID([.AC$2];[.$AE9];1);&quot;&quot;)">
            <text:p/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5">
          <table:table-cell table:formula="of:=IF(LEN([.A$2])&gt;=[.$AE10];MID([.A$2];[.$AE10];1);&quot;&quot;)">
            <text:p/>
          </table:table-cell>
          <table:table-cell table:formula="of:=IF(LEN([.B$2])&gt;=[.$AE10];MID([.B$2];[.$AE10];1);&quot;&quot;)">
            <text:p/>
          </table:table-cell>
          <table:table-cell table:formula="of:=IF(LEN([.C$2])&gt;=[.$AE10];MID([.C$2];[.$AE10];1);&quot;&quot;)">
            <text:p/>
          </table:table-cell>
          <table:table-cell table:formula="of:=IF(LEN([.D$2])&gt;=[.$AE10];MID([.D$2];[.$AE10];1);&quot;&quot;)">
            <text:p/>
          </table:table-cell>
          <table:table-cell table:formula="of:=IF(LEN([.E$2])&gt;=[.$AE10];MID([.E$2];[.$AE10];1);&quot;&quot;)">
            <text:p/>
          </table:table-cell>
          <table:table-cell table:formula="of:=IF(LEN([.F$2])&gt;=[.$AE10];MID([.F$2];[.$AE10];1);&quot;&quot;)">
            <text:p/>
          </table:table-cell>
          <table:table-cell table:formula="of:=IF(LEN([.G$2])&gt;=[.$AE10];MID([.G$2];[.$AE10];1);&quot;&quot;)">
            <text:p/>
          </table:table-cell>
          <table:table-cell table:formula="of:=IF(LEN([.H$2])&gt;=[.$AE10];MID([.H$2];[.$AE10];1);&quot;&quot;)">
            <text:p/>
          </table:table-cell>
          <table:table-cell table:formula="of:=IF(LEN([.I$2])&gt;=[.$AE10];MID([.I$2];[.$AE10];1);&quot;&quot;)">
            <text:p/>
          </table:table-cell>
          <table:table-cell table:formula="of:=IF(LEN([.J$2])&gt;=[.$AE10];MID([.J$2];[.$AE10];1);&quot;&quot;)">
            <text:p/>
          </table:table-cell>
          <table:table-cell table:formula="of:=IF(LEN([.K$2])&gt;=[.$AE10];MID([.K$2];[.$AE10];1);&quot;&quot;)">
            <text:p/>
          </table:table-cell>
          <table:table-cell table:formula="of:=IF(LEN([.L$2])&gt;=[.$AE10];MID([.L$2];[.$AE10];1);&quot;&quot;)">
            <text:p/>
          </table:table-cell>
          <table:table-cell table:formula="of:=IF(LEN([.M$2])&gt;=[.$AE10];MID([.M$2];[.$AE10];1);&quot;&quot;)">
            <text:p/>
          </table:table-cell>
          <table:table-cell table:formula="of:=IF(LEN([.N$2])&gt;=[.$AE10];MID([.N$2];[.$AE10];1);&quot;&quot;)">
            <text:p/>
          </table:table-cell>
          <table:table-cell table:formula="of:=IF(LEN([.O$2])&gt;=[.$AE10];MID([.O$2];[.$AE10];1);&quot;&quot;)">
            <text:p/>
          </table:table-cell>
          <table:table-cell table:formula="of:=IF(LEN([.P$2])&gt;=[.$AE10];MID([.P$2];[.$AE10];1);&quot;&quot;)">
            <text:p/>
          </table:table-cell>
          <table:table-cell table:formula="of:=IF(LEN([.Q$2])&gt;=[.$AE10];MID([.Q$2];[.$AE10];1);&quot;&quot;)">
            <text:p/>
          </table:table-cell>
          <table:table-cell table:formula="of:=IF(LEN([.R$2])&gt;=[.$AE10];MID([.R$2];[.$AE10];1);&quot;&quot;)">
            <text:p/>
          </table:table-cell>
          <table:table-cell table:formula="of:=IF(LEN([.S$2])&gt;=[.$AE10];MID([.S$2];[.$AE10];1);&quot;&quot;)">
            <text:p/>
          </table:table-cell>
          <table:table-cell table:formula="of:=IF(LEN([.T$2])&gt;=[.$AE10];MID([.T$2];[.$AE10];1);&quot;&quot;)">
            <text:p/>
          </table:table-cell>
          <table:table-cell table:formula="of:=IF(LEN([.U$2])&gt;=[.$AE10];MID([.U$2];[.$AE10];1);&quot;&quot;)">
            <text:p/>
          </table:table-cell>
          <table:table-cell table:formula="of:=IF(LEN([.V$2])&gt;=[.$AE10];MID([.V$2];[.$AE10];1);&quot;&quot;)">
            <text:p/>
          </table:table-cell>
          <table:table-cell table:formula="of:=IF(LEN([.W$2])&gt;=[.$AE10];MID([.W$2];[.$AE10];1);&quot;&quot;)">
            <text:p/>
          </table:table-cell>
          <table:table-cell table:formula="of:=IF(LEN([.X$2])&gt;=[.$AE10];MID([.X$2];[.$AE10];1);&quot;&quot;)">
            <text:p/>
          </table:table-cell>
          <table:table-cell table:formula="of:=IF(LEN([.Y$2])&gt;=[.$AE10];MID([.Y$2];[.$AE10];1);&quot;&quot;)">
            <text:p/>
          </table:table-cell>
          <table:table-cell table:formula="of:=IF(LEN([.Z$2])&gt;=[.$AE10];MID([.Z$2];[.$AE10];1);&quot;&quot;)">
            <text:p/>
          </table:table-cell>
          <table:table-cell table:formula="of:=IF(LEN([.AA$2])&gt;=[.$AE10];MID([.AA$2];[.$AE10];1);&quot;&quot;)">
            <text:p/>
          </table:table-cell>
          <table:table-cell table:formula="of:=IF(LEN([.AB$2])&gt;=[.$AE10];MID([.AB$2];[.$AE10];1);&quot;&quot;)">
            <text:p/>
          </table:table-cell>
          <table:table-cell table:formula="of:=IF(LEN([.AC$2])&gt;=[.$AE10];MID([.AC$2];[.$AE10];1);&quot;&quot;)">
            <text:p/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5">
          <table:table-cell table:formula="of:=IF(LEN([.A$2])&gt;=[.$AE11];MID([.A$2];[.$AE11];1);&quot;&quot;)">
            <text:p/>
          </table:table-cell>
          <table:table-cell table:formula="of:=IF(LEN([.B$2])&gt;=[.$AE11];MID([.B$2];[.$AE11];1);&quot;&quot;)">
            <text:p/>
          </table:table-cell>
          <table:table-cell table:formula="of:=IF(LEN([.C$2])&gt;=[.$AE11];MID([.C$2];[.$AE11];1);&quot;&quot;)">
            <text:p/>
          </table:table-cell>
          <table:table-cell table:formula="of:=IF(LEN([.D$2])&gt;=[.$AE11];MID([.D$2];[.$AE11];1);&quot;&quot;)">
            <text:p/>
          </table:table-cell>
          <table:table-cell table:formula="of:=IF(LEN([.E$2])&gt;=[.$AE11];MID([.E$2];[.$AE11];1);&quot;&quot;)">
            <text:p/>
          </table:table-cell>
          <table:table-cell table:formula="of:=IF(LEN([.F$2])&gt;=[.$AE11];MID([.F$2];[.$AE11];1);&quot;&quot;)">
            <text:p/>
          </table:table-cell>
          <table:table-cell table:formula="of:=IF(LEN([.G$2])&gt;=[.$AE11];MID([.G$2];[.$AE11];1);&quot;&quot;)">
            <text:p/>
          </table:table-cell>
          <table:table-cell table:formula="of:=IF(LEN([.H$2])&gt;=[.$AE11];MID([.H$2];[.$AE11];1);&quot;&quot;)">
            <text:p/>
          </table:table-cell>
          <table:table-cell table:formula="of:=IF(LEN([.I$2])&gt;=[.$AE11];MID([.I$2];[.$AE11];1);&quot;&quot;)">
            <text:p/>
          </table:table-cell>
          <table:table-cell table:formula="of:=IF(LEN([.J$2])&gt;=[.$AE11];MID([.J$2];[.$AE11];1);&quot;&quot;)">
            <text:p/>
          </table:table-cell>
          <table:table-cell table:formula="of:=IF(LEN([.K$2])&gt;=[.$AE11];MID([.K$2];[.$AE11];1);&quot;&quot;)">
            <text:p/>
          </table:table-cell>
          <table:table-cell table:formula="of:=IF(LEN([.L$2])&gt;=[.$AE11];MID([.L$2];[.$AE11];1);&quot;&quot;)">
            <text:p/>
          </table:table-cell>
          <table:table-cell table:formula="of:=IF(LEN([.M$2])&gt;=[.$AE11];MID([.M$2];[.$AE11];1);&quot;&quot;)">
            <text:p/>
          </table:table-cell>
          <table:table-cell table:formula="of:=IF(LEN([.N$2])&gt;=[.$AE11];MID([.N$2];[.$AE11];1);&quot;&quot;)">
            <text:p/>
          </table:table-cell>
          <table:table-cell table:formula="of:=IF(LEN([.O$2])&gt;=[.$AE11];MID([.O$2];[.$AE11];1);&quot;&quot;)">
            <text:p/>
          </table:table-cell>
          <table:table-cell table:formula="of:=IF(LEN([.P$2])&gt;=[.$AE11];MID([.P$2];[.$AE11];1);&quot;&quot;)">
            <text:p/>
          </table:table-cell>
          <table:table-cell table:formula="of:=IF(LEN([.Q$2])&gt;=[.$AE11];MID([.Q$2];[.$AE11];1);&quot;&quot;)">
            <text:p/>
          </table:table-cell>
          <table:table-cell table:formula="of:=IF(LEN([.R$2])&gt;=[.$AE11];MID([.R$2];[.$AE11];1);&quot;&quot;)">
            <text:p/>
          </table:table-cell>
          <table:table-cell table:formula="of:=IF(LEN([.S$2])&gt;=[.$AE11];MID([.S$2];[.$AE11];1);&quot;&quot;)">
            <text:p/>
          </table:table-cell>
          <table:table-cell table:formula="of:=IF(LEN([.T$2])&gt;=[.$AE11];MID([.T$2];[.$AE11];1);&quot;&quot;)">
            <text:p/>
          </table:table-cell>
          <table:table-cell table:formula="of:=IF(LEN([.U$2])&gt;=[.$AE11];MID([.U$2];[.$AE11];1);&quot;&quot;)">
            <text:p/>
          </table:table-cell>
          <table:table-cell table:formula="of:=IF(LEN([.V$2])&gt;=[.$AE11];MID([.V$2];[.$AE11];1);&quot;&quot;)">
            <text:p/>
          </table:table-cell>
          <table:table-cell table:formula="of:=IF(LEN([.W$2])&gt;=[.$AE11];MID([.W$2];[.$AE11];1);&quot;&quot;)">
            <text:p/>
          </table:table-cell>
          <table:table-cell table:formula="of:=IF(LEN([.X$2])&gt;=[.$AE11];MID([.X$2];[.$AE11];1);&quot;&quot;)">
            <text:p/>
          </table:table-cell>
          <table:table-cell table:formula="of:=IF(LEN([.Y$2])&gt;=[.$AE11];MID([.Y$2];[.$AE11];1);&quot;&quot;)">
            <text:p/>
          </table:table-cell>
          <table:table-cell table:formula="of:=IF(LEN([.Z$2])&gt;=[.$AE11];MID([.Z$2];[.$AE11];1);&quot;&quot;)">
            <text:p/>
          </table:table-cell>
          <table:table-cell table:formula="of:=IF(LEN([.AA$2])&gt;=[.$AE11];MID([.AA$2];[.$AE11];1);&quot;&quot;)">
            <text:p/>
          </table:table-cell>
          <table:table-cell table:formula="of:=IF(LEN([.AB$2])&gt;=[.$AE11];MID([.AB$2];[.$AE11];1);&quot;&quot;)">
            <text:p/>
          </table:table-cell>
          <table:table-cell table:formula="of:=IF(LEN([.AC$2])&gt;=[.$AE11];MID([.AC$2];[.$AE11];1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5">
          <table:table-cell table:style-name="ce46" table:number-columns-repeated="29"/>
          <table:table-cell table:style-name="ce48" table:number-columns-repeated="995"/>
        </table:table-row>
        <table:table-row table:style-name="ro5">
          <table:table-cell table:formula="of:=IF([.A$4]&lt;&gt;&quot;&quot;;MID([.A$4];[.$AE13];2);&quot;&quot;)" office:value-type="string" office:string-value="a̱" calcext:value-type="string">
            <text:p>a̱</text:p>
          </table:table-cell>
          <table:table-cell table:formula="of:=IF([.B$4]&lt;&gt;&quot;&quot;;MID([.B$4];[.$AE13];2);&quot;&quot;)" office:value-type="string" office:string-value="e̱" calcext:value-type="string">
            <text:p>e̱</text:p>
          </table:table-cell>
          <table:table-cell table:formula="of:=IF([.C$4]&lt;&gt;&quot;&quot;;MID([.C$4];[.$AE13];2);&quot;&quot;)" office:value-type="string" office:string-value="i̱" calcext:value-type="string">
            <text:p>i̱</text:p>
          </table:table-cell>
          <table:table-cell table:formula="of:=IF([.D$4]&lt;&gt;&quot;&quot;;MID([.D$4];[.$AE13];2);&quot;&quot;)" office:value-type="string" office:string-value="o̱" calcext:value-type="string">
            <text:p>o̱</text:p>
          </table:table-cell>
          <table:table-cell table:formula="of:=IF([.E$4]&lt;&gt;&quot;&quot;;MID([.E$4];[.$AE13];2);&quot;&quot;)" office:value-type="string" office:string-value="u̱" calcext:value-type="string">
            <text:p>u̱</text:p>
          </table:table-cell>
          <table:table-cell table:formula="of:=IF([.F$4]&lt;&gt;&quot;&quot;;MID([.F$4];[.$AE13];2);&quot;&quot;)">
            <text:p/>
          </table:table-cell>
          <table:table-cell table:formula="of:=IF([.G$4]&lt;&gt;&quot;&quot;;MID([.G$4];[.$AE13];2);&quot;&quot;)">
            <text:p/>
          </table:table-cell>
          <table:table-cell table:formula="of:=IF([.H$4]&lt;&gt;&quot;&quot;;MID([.H$4];[.$AE13];2);&quot;&quot;)">
            <text:p/>
          </table:table-cell>
          <table:table-cell table:formula="of:=IF([.I$4]&lt;&gt;&quot;&quot;;MID([.I$4];[.$AE13];2);&quot;&quot;)">
            <text:p/>
          </table:table-cell>
          <table:table-cell table:formula="of:=IF([.J$4]&lt;&gt;&quot;&quot;;MID([.J$4];[.$AE13];2);&quot;&quot;)" office:value-type="string" office:string-value="ẖ" calcext:value-type="string">
            <text:p>ẖ</text:p>
          </table:table-cell>
          <table:table-cell table:formula="of:=IF([.K$4]&lt;&gt;&quot;&quot;;MID([.K$4];[.$AE13];2);&quot;&quot;)">
            <text:p/>
          </table:table-cell>
          <table:table-cell table:formula="of:=IF([.L$4]&lt;&gt;&quot;&quot;;MID([.L$4];[.$AE13];2);&quot;&quot;)" office:value-type="string" office:string-value="ṉ" calcext:value-type="string">
            <text:p>ṉ</text:p>
          </table:table-cell>
          <table:table-cell table:formula="of:=IF([.M$4]&lt;&gt;&quot;&quot;;MID([.M$4];[.$AE13];2);&quot;&quot;)" office:value-type="string" office:string-value="s̱" calcext:value-type="string">
            <text:p>s̱</text:p>
          </table:table-cell>
          <table:table-cell table:formula="of:=IF([.N$4]&lt;&gt;&quot;&quot;;MID([.N$4];[.$AE13];2);&quot;&quot;)">
            <text:p/>
          </table:table-cell>
          <table:table-cell table:formula="of:=IF([.O$4]&lt;&gt;&quot;&quot;;MID([.O$4];[.$AE13];2);&quot;&quot;)">
            <text:p/>
          </table:table-cell>
          <table:table-cell table:formula="of:=IF([.P$4]&lt;&gt;&quot;&quot;;MID([.P$4];[.$AE13];2);&quot;&quot;)">
            <text:p/>
          </table:table-cell>
          <table:table-cell table:formula="of:=IF([.Q$4]&lt;&gt;&quot;&quot;;MID([.Q$4];[.$AE13];2);&quot;&quot;)">
            <text:p/>
          </table:table-cell>
          <table:table-cell table:formula="of:=IF([.R$4]&lt;&gt;&quot;&quot;;MID([.R$4];[.$AE13];2);&quot;&quot;)">
            <text:p/>
          </table:table-cell>
          <table:table-cell table:formula="of:=IF([.S$4]&lt;&gt;&quot;&quot;;MID([.S$4];[.$AE13];2);&quot;&quot;)">
            <text:p/>
          </table:table-cell>
          <table:table-cell table:formula="of:=IF([.T$4]&lt;&gt;&quot;&quot;;MID([.T$4];[.$AE13];2);&quot;&quot;)">
            <text:p/>
          </table:table-cell>
          <table:table-cell table:formula="of:=IF([.U$4]&lt;&gt;&quot;&quot;;MID([.U$4];[.$AE13];2);&quot;&quot;)">
            <text:p/>
          </table:table-cell>
          <table:table-cell table:formula="of:=IF([.V$4]&lt;&gt;&quot;&quot;;MID([.V$4];[.$AE13];2);&quot;&quot;)">
            <text:p/>
          </table:table-cell>
          <table:table-cell table:formula="of:=IF([.W$4]&lt;&gt;&quot;&quot;;MID([.W$4];[.$AE13];2);&quot;&quot;)">
            <text:p/>
          </table:table-cell>
          <table:table-cell table:formula="of:=IF([.X$4]&lt;&gt;&quot;&quot;;MID([.X$4];[.$AE13];2);&quot;&quot;)">
            <text:p/>
          </table:table-cell>
          <table:table-cell table:formula="of:=IF([.Y$4]&lt;&gt;&quot;&quot;;MID([.Y$4];[.$AE13];2);&quot;&quot;)">
            <text:p/>
          </table:table-cell>
          <table:table-cell table:formula="of:=IF([.Z$4]&lt;&gt;&quot;&quot;;MID([.Z$4];[.$AE13];2);&quot;&quot;)">
            <text:p/>
          </table:table-cell>
          <table:table-cell table:formula="of:=IF([.AA$4]&lt;&gt;&quot;&quot;;MID([.AA$4];[.$AE13];2);&quot;&quot;)">
            <text:p/>
          </table:table-cell>
          <table:table-cell table:formula="of:=IF([.AB$4]&lt;&gt;&quot;&quot;;MID([.AB$4];[.$AE13];2);&quot;&quot;)">
            <text:p/>
          </table:table-cell>
          <table:table-cell table:formula="of:=IF([.AC$4]&lt;&gt;&quot;&quot;;MID([.AC$4];[.$AE13];2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5">
          <table:table-cell table:formula="of:=IF([.A$4]&lt;&gt;&quot;&quot;;MID([.A$4];[.$AE14];2);&quot;&quot;)" office:value-type="string" office:string-value="ạ" calcext:value-type="string">
            <text:p>ạ</text:p>
          </table:table-cell>
          <table:table-cell table:formula="of:=IF([.B$4]&lt;&gt;&quot;&quot;;MID([.B$4];[.$AE14];2);&quot;&quot;)" office:value-type="string" office:string-value="ẹ" calcext:value-type="string">
            <text:p>ẹ</text:p>
          </table:table-cell>
          <table:table-cell table:formula="of:=IF([.C$4]&lt;&gt;&quot;&quot;;MID([.C$4];[.$AE14];2);&quot;&quot;)" office:value-type="string" office:string-value="ị" calcext:value-type="string">
            <text:p>ị</text:p>
          </table:table-cell>
          <table:table-cell table:formula="of:=IF([.D$4]&lt;&gt;&quot;&quot;;MID([.D$4];[.$AE14];2);&quot;&quot;)" office:value-type="string" office:string-value="ọ" calcext:value-type="string">
            <text:p>ọ</text:p>
          </table:table-cell>
          <table:table-cell table:formula="of:=IF([.E$4]&lt;&gt;&quot;&quot;;MID([.E$4];[.$AE14];2);&quot;&quot;)" office:value-type="string" office:string-value="ụ" calcext:value-type="string">
            <text:p>ụ</text:p>
          </table:table-cell>
          <table:table-cell table:formula="of:=IF([.F$4]&lt;&gt;&quot;&quot;;MID([.F$4];[.$AE14];2);&quot;&quot;)">
            <text:p/>
          </table:table-cell>
          <table:table-cell table:formula="of:=IF([.G$4]&lt;&gt;&quot;&quot;;MID([.G$4];[.$AE14];2);&quot;&quot;)">
            <text:p/>
          </table:table-cell>
          <table:table-cell table:formula="of:=IF([.H$4]&lt;&gt;&quot;&quot;;MID([.H$4];[.$AE14];2);&quot;&quot;)">
            <text:p/>
          </table:table-cell>
          <table:table-cell table:formula="of:=IF([.I$4]&lt;&gt;&quot;&quot;;MID([.I$4];[.$AE14];2);&quot;&quot;)">
            <text:p/>
          </table:table-cell>
          <table:table-cell table:formula="of:=IF([.J$4]&lt;&gt;&quot;&quot;;MID([.J$4];[.$AE14];2);&quot;&quot;)" office:value-type="string" office:string-value="ḥ" calcext:value-type="string">
            <text:p>ḥ</text:p>
          </table:table-cell>
          <table:table-cell table:formula="of:=IF([.K$4]&lt;&gt;&quot;&quot;;MID([.K$4];[.$AE14];2);&quot;&quot;)">
            <text:p/>
          </table:table-cell>
          <table:table-cell table:formula="of:=IF([.L$4]&lt;&gt;&quot;&quot;;MID([.L$4];[.$AE14];2);&quot;&quot;)" office:value-type="string" office:string-value="ṇ" calcext:value-type="string">
            <text:p>ṇ</text:p>
          </table:table-cell>
          <table:table-cell table:formula="of:=IF([.M$4]&lt;&gt;&quot;&quot;;MID([.M$4];[.$AE14];2);&quot;&quot;)" office:value-type="string" office:string-value="ṣ" calcext:value-type="string">
            <text:p>ṣ</text:p>
          </table:table-cell>
          <table:table-cell table:formula="of:=IF([.N$4]&lt;&gt;&quot;&quot;;MID([.N$4];[.$AE14];2);&quot;&quot;)">
            <text:p/>
          </table:table-cell>
          <table:table-cell table:formula="of:=IF([.O$4]&lt;&gt;&quot;&quot;;MID([.O$4];[.$AE14];2);&quot;&quot;)">
            <text:p/>
          </table:table-cell>
          <table:table-cell table:formula="of:=IF([.P$4]&lt;&gt;&quot;&quot;;MID([.P$4];[.$AE14];2);&quot;&quot;)">
            <text:p/>
          </table:table-cell>
          <table:table-cell table:formula="of:=IF([.Q$4]&lt;&gt;&quot;&quot;;MID([.Q$4];[.$AE14];2);&quot;&quot;)">
            <text:p/>
          </table:table-cell>
          <table:table-cell table:formula="of:=IF([.R$4]&lt;&gt;&quot;&quot;;MID([.R$4];[.$AE14];2);&quot;&quot;)">
            <text:p/>
          </table:table-cell>
          <table:table-cell table:formula="of:=IF([.S$4]&lt;&gt;&quot;&quot;;MID([.S$4];[.$AE14];2);&quot;&quot;)">
            <text:p/>
          </table:table-cell>
          <table:table-cell table:formula="of:=IF([.T$4]&lt;&gt;&quot;&quot;;MID([.T$4];[.$AE14];2);&quot;&quot;)">
            <text:p/>
          </table:table-cell>
          <table:table-cell table:formula="of:=IF([.U$4]&lt;&gt;&quot;&quot;;MID([.U$4];[.$AE14];2);&quot;&quot;)">
            <text:p/>
          </table:table-cell>
          <table:table-cell table:formula="of:=IF([.V$4]&lt;&gt;&quot;&quot;;MID([.V$4];[.$AE14];2);&quot;&quot;)">
            <text:p/>
          </table:table-cell>
          <table:table-cell table:formula="of:=IF([.W$4]&lt;&gt;&quot;&quot;;MID([.W$4];[.$AE14];2);&quot;&quot;)">
            <text:p/>
          </table:table-cell>
          <table:table-cell table:formula="of:=IF([.X$4]&lt;&gt;&quot;&quot;;MID([.X$4];[.$AE14];2);&quot;&quot;)">
            <text:p/>
          </table:table-cell>
          <table:table-cell table:formula="of:=IF([.Y$4]&lt;&gt;&quot;&quot;;MID([.Y$4];[.$AE14];2);&quot;&quot;)">
            <text:p/>
          </table:table-cell>
          <table:table-cell table:formula="of:=IF([.Z$4]&lt;&gt;&quot;&quot;;MID([.Z$4];[.$AE14];2);&quot;&quot;)">
            <text:p/>
          </table:table-cell>
          <table:table-cell table:formula="of:=IF([.AA$4]&lt;&gt;&quot;&quot;;MID([.AA$4];[.$AE14];2);&quot;&quot;)">
            <text:p/>
          </table:table-cell>
          <table:table-cell table:formula="of:=IF([.AB$4]&lt;&gt;&quot;&quot;;MID([.AB$4];[.$AE14];2);&quot;&quot;)">
            <text:p/>
          </table:table-cell>
          <table:table-cell table:formula="of:=IF([.AC$4]&lt;&gt;&quot;&quot;;MID([.AC$4];[.$AE14];2);&quot;&quot;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5">
          <table:table-cell table:style-name="Default" table:number-columns-repeated="29"/>
          <table:table-cell table:number-columns-repeated="995"/>
        </table:table-row>
        <table:table-row table:style-name="ro5">
          <table:table-cell table:style-name="ce47" table:formula="of:=IF([.A6]=0;&quot;&quot;;[.A6])" office:value-type="string" office:string-value="a" calcext:value-type="string">
            <text:p>a</text:p>
          </table:table-cell>
          <table:table-cell table:style-name="ce47" table:formula="of:=IF([.B6]=0;&quot;&quot;;[.B6])" office:value-type="string" office:string-value="e" calcext:value-type="string">
            <text:p>e</text:p>
          </table:table-cell>
          <table:table-cell table:style-name="ce47" table:formula="of:=IF([.C6]=0;&quot;&quot;;[.C6])" office:value-type="string" office:string-value="i" calcext:value-type="string">
            <text:p>i</text:p>
          </table:table-cell>
          <table:table-cell table:style-name="ce47" table:formula="of:=IF([.D6]=0;&quot;&quot;;[.D6])" office:value-type="string" office:string-value="o" calcext:value-type="string">
            <text:p>o</text:p>
          </table:table-cell>
          <table:table-cell table:style-name="ce47" table:formula="of:=IF([.E6]=0;&quot;&quot;;[.E6])" office:value-type="string" office:string-value="u" calcext:value-type="string">
            <text:p>u</text:p>
          </table:table-cell>
          <table:table-cell table:style-name="ce47" table:formula="of:=IF([.F6]=0;&quot;&quot;;[.F6])" office:value-type="string" office:string-value="b" calcext:value-type="string">
            <text:p>b</text:p>
          </table:table-cell>
          <table:table-cell table:style-name="ce47" table:formula="of:=IF([.G6]=0;&quot;&quot;;[.G6])" office:value-type="string" office:string-value="c" calcext:value-type="string">
            <text:p>c</text:p>
          </table:table-cell>
          <table:table-cell table:style-name="ce47" table:formula="of:=IF([.H6]=0;&quot;&quot;;[.H6])" office:value-type="string" office:string-value="d" calcext:value-type="string">
            <text:p>d</text:p>
          </table:table-cell>
          <table:table-cell table:style-name="ce47" table:formula="of:=IF([.I6]=0;&quot;&quot;;[.I6])" office:value-type="string" office:string-value="g" calcext:value-type="string">
            <text:p>g</text:p>
          </table:table-cell>
          <table:table-cell table:style-name="ce47" table:formula="of:=IF([.J6]=0;&quot;&quot;;[.J6])" office:value-type="string" office:string-value="h" calcext:value-type="string">
            <text:p>h</text:p>
          </table:table-cell>
          <table:table-cell table:style-name="ce47" table:formula="of:=IF([.K6]=0;&quot;&quot;;[.K6])" office:value-type="string" office:string-value="k" calcext:value-type="string">
            <text:p>k</text:p>
          </table:table-cell>
          <table:table-cell table:style-name="ce47" table:formula="of:=IF([.L6]=0;&quot;&quot;;[.L6])" office:value-type="string" office:string-value="n" calcext:value-type="string">
            <text:p>n</text:p>
          </table:table-cell>
          <table:table-cell table:style-name="ce47" table:formula="of:=IF([.M6]=0;&quot;&quot;;[.M6])" office:value-type="string" office:string-value="s" calcext:value-type="string">
            <text:p>s</text:p>
          </table:table-cell>
          <table:table-cell table:style-name="ce47" table:formula="of:=IF([.N6]=0;&quot;&quot;;[.N6])" office:value-type="string" office:string-value="v" calcext:value-type="string">
            <text:p>v</text:p>
          </table:table-cell>
          <table:table-cell table:style-name="ce47" table:formula="of:=IF([.O6]=0;&quot;&quot;;[.O6])" office:value-type="string" office:string-value="y" calcext:value-type="string">
            <text:p>y</text:p>
          </table:table-cell>
          <table:table-cell table:style-name="ce47" table:formula="of:=IF([.P6]=0;&quot;&quot;;[.P6])" office:value-type="string" office:string-value="z" calcext:value-type="string">
            <text:p>z</text:p>
          </table:table-cell>
          <table:table-cell table:style-name="ce47" table:formula="of:=IF([.Q6]=0;&quot;&quot;;[.Q6])" office:value-type="string" office:string-value="$" calcext:value-type="string">
            <text:p>$</text:p>
          </table:table-cell>
          <table:table-cell table:style-name="Default" table:formula="of:=IF([.R6]=0;&quot;&quot;;[.R6])" office:value-type="string" office:string-value="0" calcext:value-type="string">
            <text:p>0</text:p>
          </table:table-cell>
          <table:table-cell table:style-name="Default" table:formula="of:=IF([.S6]=0;&quot;&quot;;[.S6])" office:value-type="string" office:string-value="0" calcext:value-type="string">
            <text:p>0</text:p>
          </table:table-cell>
          <table:table-cell table:style-name="Default" table:formula="of:=IF([.T6]=0;&quot;&quot;;[.T6])" office:value-type="string" office:string-value="0" calcext:value-type="string">
            <text:p>0</text:p>
          </table:table-cell>
          <table:table-cell table:style-name="Default" table:formula="of:=IF([.U6]=0;&quot;&quot;;[.U6])" office:value-type="string" office:string-value="0" calcext:value-type="string">
            <text:p>0</text:p>
          </table:table-cell>
          <table:table-cell table:style-name="Default" table:formula="of:=IF([.V6]=0;&quot;&quot;;[.V6])" office:value-type="string" office:string-value="0" calcext:value-type="string">
            <text:p>0</text:p>
          </table:table-cell>
          <table:table-cell table:style-name="Default" table:formula="of:=IF([.W6]=0;&quot;&quot;;[.W6])" office:value-type="string" office:string-value="0" calcext:value-type="string">
            <text:p>0</text:p>
          </table:table-cell>
          <table:table-cell table:style-name="Default" table:formula="of:=IF([.X6]=0;&quot;&quot;;[.X6])" office:value-type="string" office:string-value="0" calcext:value-type="string">
            <text:p>0</text:p>
          </table:table-cell>
          <table:table-cell table:style-name="Default" table:formula="of:=IF([.Y6]=0;&quot;&quot;;[.Y6])" office:value-type="string" office:string-value="0" calcext:value-type="string">
            <text:p>0</text:p>
          </table:table-cell>
          <table:table-cell table:style-name="Default" table:formula="of:=IF([.Z6]=0;&quot;&quot;;[.Z6])" office:value-type="string" office:string-value="0" calcext:value-type="string">
            <text:p>0</text:p>
          </table:table-cell>
          <table:table-cell table:style-name="Default" table:formula="of:=IF([.AA6]=0;&quot;&quot;;[.AA6])" office:value-type="string" office:string-value="0" calcext:value-type="string">
            <text:p>0</text:p>
          </table:table-cell>
          <table:table-cell table:style-name="Default" table:formula="of:=IF([.AB6]=0;&quot;&quot;;[.AB6])" office:value-type="string" office:string-value="0" calcext:value-type="string">
            <text:p>0</text:p>
          </table:table-cell>
          <table:table-cell table:style-name="Default" table:formula="of:=IF([.AC6]=0;&quot;&quot;;[.AC6]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5">
          <table:table-cell table:style-name="ce47" table:formula="of:=IF([.A7]=0;&quot;&quot;;[.A7])" office:value-type="string" office:string-value="ə" calcext:value-type="string">
            <text:p>ə</text:p>
          </table:table-cell>
          <table:table-cell table:style-name="ce47" table:formula="of:=IF([.B7]=0;&quot;&quot;;[.B7])" office:value-type="string" office:string-value="ɛ" calcext:value-type="string">
            <text:p>ɛ</text:p>
          </table:table-cell>
          <table:table-cell table:style-name="ce47" table:formula="of:=IF([.C7]=0;&quot;&quot;;[.C7])" office:value-type="string" office:string-value="ɨ" calcext:value-type="string">
            <text:p>ɨ</text:p>
          </table:table-cell>
          <table:table-cell table:style-name="ce47" table:formula="of:=IF([.D7]=0;&quot;&quot;;[.D7])" office:value-type="string" office:string-value="ɔ" calcext:value-type="string">
            <text:p>ɔ</text:p>
          </table:table-cell>
          <table:table-cell table:style-name="ce47" table:formula="of:=IF([.E7]=0;&quot;&quot;;[.E7])" office:value-type="string" office:string-value="ʊ" calcext:value-type="string">
            <text:p>ʊ</text:p>
          </table:table-cell>
          <table:table-cell table:style-name="ce47" table:formula="of:=IF([.F7]=0;&quot;&quot;;[.F7])" office:value-type="string" office:string-value="ɓ" calcext:value-type="string">
            <text:p>ɓ</text:p>
          </table:table-cell>
          <table:table-cell table:style-name="ce47" table:formula="of:=IF([.G7]=0;&quot;&quot;;[.G7])" office:value-type="string" office:string-value="ç" calcext:value-type="string">
            <text:p>ç</text:p>
          </table:table-cell>
          <table:table-cell table:style-name="ce47" table:formula="of:=IF([.H7]=0;&quot;&quot;;[.H7])" office:value-type="string" office:string-value="ɗ" calcext:value-type="string">
            <text:p>ɗ</text:p>
          </table:table-cell>
          <table:table-cell table:style-name="ce47" table:formula="of:=IF([.I7]=0;&quot;&quot;;[.I7])" office:value-type="string" office:string-value="ɣ" calcext:value-type="string">
            <text:p>ɣ</text:p>
          </table:table-cell>
          <table:table-cell table:style-name="ce47" table:formula="of:=IF([.J7]=0;&quot;&quot;;[.J7])" office:value-type="string" office:string-value="ɦ" calcext:value-type="string">
            <text:p>ɦ</text:p>
          </table:table-cell>
          <table:table-cell table:style-name="ce47" table:formula="of:=IF([.K7]=0;&quot;&quot;;[.K7])" office:value-type="string" office:string-value="ƙ" calcext:value-type="string">
            <text:p>ƙ</text:p>
          </table:table-cell>
          <table:table-cell table:style-name="ce47" table:formula="of:=IF([.L7]=0;&quot;&quot;;[.L7])" office:value-type="string" office:string-value="ŋ" calcext:value-type="string">
            <text:p>ŋ</text:p>
          </table:table-cell>
          <table:table-cell table:style-name="ce47" table:formula="of:=IF([.M7]=0;&quot;&quot;;[.M7])" office:value-type="string" office:string-value="ʃ" calcext:value-type="string">
            <text:p>ʃ</text:p>
          </table:table-cell>
          <table:table-cell table:style-name="ce47" table:formula="of:=IF([.N7]=0;&quot;&quot;;[.N7])" office:value-type="string" office:string-value="ⱱ" calcext:value-type="string">
            <text:p>ⱱ</text:p>
          </table:table-cell>
          <table:table-cell table:style-name="ce47" table:formula="of:=IF([.O7]=0;&quot;&quot;;[.O7])" office:value-type="string" office:string-value="ƴ" calcext:value-type="string">
            <text:p>ƴ</text:p>
          </table:table-cell>
          <table:table-cell table:style-name="ce47" table:formula="of:=IF([.P7]=0;&quot;&quot;;[.P7])" office:value-type="string" office:string-value="ʒ" calcext:value-type="string">
            <text:p>ʒ</text:p>
          </table:table-cell>
          <table:table-cell table:style-name="ce47" table:formula="of:=IF([.Q7]=0;&quot;&quot;;[.Q7])" office:value-type="string" office:string-value="₦" calcext:value-type="string">
            <text:p>₦</text:p>
          </table:table-cell>
          <table:table-cell table:style-name="Default" table:formula="of:=IF([.R7]=0;&quot;&quot;;[.R7])">
            <text:p/>
          </table:table-cell>
          <table:table-cell table:style-name="Default" table:formula="of:=IF([.S7]=0;&quot;&quot;;[.S7])">
            <text:p/>
          </table:table-cell>
          <table:table-cell table:style-name="Default" table:formula="of:=IF([.T7]=0;&quot;&quot;;[.T7])">
            <text:p/>
          </table:table-cell>
          <table:table-cell table:style-name="Default" table:formula="of:=IF([.U7]=0;&quot;&quot;;[.U7])">
            <text:p/>
          </table:table-cell>
          <table:table-cell table:style-name="Default" table:formula="of:=IF([.V7]=0;&quot;&quot;;[.V7])">
            <text:p/>
          </table:table-cell>
          <table:table-cell table:style-name="Default" table:formula="of:=IF([.W7]=0;&quot;&quot;;[.W7])">
            <text:p/>
          </table:table-cell>
          <table:table-cell table:style-name="Default" table:formula="of:=IF([.X7]=0;&quot;&quot;;[.X7])">
            <text:p/>
          </table:table-cell>
          <table:table-cell table:style-name="Default" table:formula="of:=IF([.Y7]=0;&quot;&quot;;[.Y7])">
            <text:p/>
          </table:table-cell>
          <table:table-cell table:style-name="Default" table:formula="of:=IF([.Z7]=0;&quot;&quot;;[.Z7])">
            <text:p/>
          </table:table-cell>
          <table:table-cell table:style-name="Default" table:formula="of:=IF([.AA7]=0;&quot;&quot;;[.AA7])">
            <text:p/>
          </table:table-cell>
          <table:table-cell table:style-name="Default" table:formula="of:=IF([.AB7]=0;&quot;&quot;;[.AB7])">
            <text:p/>
          </table:table-cell>
          <table:table-cell table:style-name="Default" table:formula="of:=IF([.AC7]=0;&quot;&quot;;[.AC7])">
            <text:p/>
          </table:table-cell>
          <table:table-cell table:number-columns-repeated="995"/>
        </table:table-row>
        <table:table-row table:style-name="ro5">
          <table:table-cell table:style-name="ce47" table:formula="of:=IF(LEN([.A$2])=2;[.A$13];IF(LEN([.A$2])&gt;=3;[.A$8];&quot;&quot;))" office:value-type="string" office:string-value="a̱" calcext:value-type="string">
            <text:p>a̱</text:p>
          </table:table-cell>
          <table:table-cell table:style-name="ce47" table:formula="of:=IF(LEN([.B$2])=2;[.B$13];IF(LEN([.B$2])&gt;=3;[.B$8];&quot;&quot;))" office:value-type="string" office:string-value="e̱" calcext:value-type="string">
            <text:p>e̱</text:p>
          </table:table-cell>
          <table:table-cell table:style-name="ce47" table:formula="of:=IF(LEN([.C$2])=2;[.C$13];IF(LEN([.C$2])&gt;=3;[.C$8];&quot;&quot;))" office:value-type="string" office:string-value="ɪ" calcext:value-type="string">
            <text:p>ɪ</text:p>
          </table:table-cell>
          <table:table-cell table:style-name="ce47" table:formula="of:=IF(LEN([.D$2])=2;[.D$13];IF(LEN([.D$2])&gt;=3;[.D$8];&quot;&quot;))" office:value-type="string" office:string-value="o̱" calcext:value-type="string">
            <text:p>o̱</text:p>
          </table:table-cell>
          <table:table-cell table:style-name="ce47" table:formula="of:=IF(LEN([.E$2])=2;[.E$13];IF(LEN([.E$2])&gt;=3;[.E$8];&quot;&quot;))" office:value-type="string" office:string-value="ʉ" calcext:value-type="string">
            <text:p>ʉ</text:p>
          </table:table-cell>
          <table:table-cell table:style-name="ce47" table:formula="of:=IF(LEN([.F$2])=2;[.F$13];IF(LEN([.F$2])&gt;=3;[.F$8];&quot;&quot;))">
            <text:p/>
          </table:table-cell>
          <table:table-cell table:style-name="ce47" table:formula="of:=IF(LEN([.G$2])=2;[.G$13];IF(LEN([.G$2])&gt;=3;[.G$8];&quot;&quot;))">
            <text:p/>
          </table:table-cell>
          <table:table-cell table:style-name="ce47" table:formula="of:=IF(LEN([.H$2])=2;[.H$13];IF(LEN([.H$2])&gt;=3;[.H$8];&quot;&quot;))">
            <text:p/>
          </table:table-cell>
          <table:table-cell table:style-name="ce47" table:formula="of:=IF(LEN([.I$2])=2;[.I$13];IF(LEN([.I$2])&gt;=3;[.I$8];&quot;&quot;))">
            <text:p/>
          </table:table-cell>
          <table:table-cell table:style-name="ce47" table:formula="of:=IF(LEN([.J$2])=2;[.J$13];IF(LEN([.J$2])&gt;=3;[.J$8];&quot;&quot;))" office:value-type="string" office:string-value="ẖ" calcext:value-type="string">
            <text:p>ẖ</text:p>
          </table:table-cell>
          <table:table-cell table:style-name="ce47" table:formula="of:=IF(LEN([.K$2])=2;[.K$13];IF(LEN([.K$2])&gt;=3;[.K$8];&quot;&quot;))">
            <text:p/>
          </table:table-cell>
          <table:table-cell table:style-name="ce47" table:formula="of:=IF(LEN([.L$2])=2;[.L$13];IF(LEN([.L$2])&gt;=3;[.L$8];&quot;&quot;))" office:value-type="string" office:string-value="ɲ" calcext:value-type="string">
            <text:p>ɲ</text:p>
          </table:table-cell>
          <table:table-cell table:style-name="ce47" table:formula="of:=IF(LEN([.M$2])=2;[.M$13];IF(LEN([.M$2])&gt;=3;[.M$8];&quot;&quot;))" office:value-type="string" office:string-value="s̱" calcext:value-type="string">
            <text:p>s̱</text:p>
          </table:table-cell>
          <table:table-cell table:style-name="ce47" table:formula="of:=IF(LEN([.N$2])=2;[.N$13];IF(LEN([.N$2])&gt;=3;[.N$8];&quot;&quot;))">
            <text:p/>
          </table:table-cell>
          <table:table-cell table:style-name="ce47" table:formula="of:=IF(LEN([.O$2])=2;[.O$13];IF(LEN([.O$2])&gt;=3;[.O$8];&quot;&quot;))">
            <text:p/>
          </table:table-cell>
          <table:table-cell table:style-name="ce47" table:formula="of:=IF(LEN([.P$2])=2;[.P$13];IF(LEN([.P$2])&gt;=3;[.P$8];&quot;&quot;))">
            <text:p/>
          </table:table-cell>
          <table:table-cell table:style-name="ce47" table:formula="of:=IF(LEN([.Q$2])=2;[.Q$13];IF(LEN([.Q$2])&gt;=3;[.Q$8];&quot;&quot;))" office:value-type="string" office:string-value="£" calcext:value-type="string">
            <text:p>£</text:p>
          </table:table-cell>
          <table:table-cell table:style-name="Default" table:formula="of:=IF(LEN([.R$2])=2;[.R$13];IF(LEN([.R$2])&gt;=3;[.R$8];&quot;&quot;))">
            <text:p/>
          </table:table-cell>
          <table:table-cell table:style-name="Default" table:formula="of:=IF(LEN([.S$2])=2;[.S$13];IF(LEN([.S$2])&gt;=3;[.S$8];&quot;&quot;))">
            <text:p/>
          </table:table-cell>
          <table:table-cell table:style-name="Default" table:formula="of:=IF(LEN([.T$2])=2;[.T$13];IF(LEN([.T$2])&gt;=3;[.T$8];&quot;&quot;))">
            <text:p/>
          </table:table-cell>
          <table:table-cell table:style-name="Default" table:formula="of:=IF(LEN([.U$2])=2;[.U$13];IF(LEN([.U$2])&gt;=3;[.U$8];&quot;&quot;))">
            <text:p/>
          </table:table-cell>
          <table:table-cell table:style-name="Default" table:formula="of:=IF(LEN([.V$2])=2;[.V$13];IF(LEN([.V$2])&gt;=3;[.V$8];&quot;&quot;))">
            <text:p/>
          </table:table-cell>
          <table:table-cell table:style-name="Default" table:formula="of:=IF(LEN([.W$2])=2;[.W$13];IF(LEN([.W$2])&gt;=3;[.W$8];&quot;&quot;))">
            <text:p/>
          </table:table-cell>
          <table:table-cell table:style-name="Default" table:formula="of:=IF(LEN([.X$2])=2;[.X$13];IF(LEN([.X$2])&gt;=3;[.X$8];&quot;&quot;))">
            <text:p/>
          </table:table-cell>
          <table:table-cell table:style-name="Default" table:formula="of:=IF(LEN([.Y$2])=2;[.Y$13];IF(LEN([.Y$2])&gt;=3;[.Y$8];&quot;&quot;))">
            <text:p/>
          </table:table-cell>
          <table:table-cell table:style-name="Default" table:formula="of:=IF(LEN([.Z$2])=2;[.Z$13];IF(LEN([.Z$2])&gt;=3;[.Z$8];&quot;&quot;))">
            <text:p/>
          </table:table-cell>
          <table:table-cell table:style-name="Default" table:formula="of:=IF(LEN([.AA$2])=2;[.AA$13];IF(LEN([.AA$2])&gt;=3;[.AA$8];&quot;&quot;))">
            <text:p/>
          </table:table-cell>
          <table:table-cell table:style-name="Default" table:formula="of:=IF(LEN([.AB$2])=2;[.AB$13];IF(LEN([.AB$2])&gt;=3;[.AB$8];&quot;&quot;))">
            <text:p/>
          </table:table-cell>
          <table:table-cell table:style-name="Default" table:formula="of:=IF(LEN([.AC$2])=2;[.AC$13];IF(LEN([.AC$2])&gt;=3;[.AC$8];&quot;&quot;))">
            <text:p/>
          </table:table-cell>
          <table:table-cell table:number-columns-repeated="995"/>
        </table:table-row>
        <table:table-row table:style-name="ro5">
          <table:table-cell table:style-name="ce47" table:formula="of:=IF(LEN([.A$2])=2;[.A$14];IF(LEN([.A$2])=3;[.A$13];IF(LEN([.A$2])=4;[.A$9];&quot;&quot;)))" office:value-type="string" office:string-value="ạ" calcext:value-type="string">
            <text:p>ạ</text:p>
          </table:table-cell>
          <table:table-cell table:style-name="ce47" table:formula="of:=IF(LEN([.B$2])=2;[.B$14];IF(LEN([.B$2])=3;[.B$13];IF(LEN([.B$2])=4;[.B$9];&quot;&quot;)))" office:value-type="string" office:string-value="ẹ" calcext:value-type="string">
            <text:p>ẹ</text:p>
          </table:table-cell>
          <table:table-cell table:style-name="ce47" table:formula="of:=IF(LEN([.C$2])=2;[.C$14];IF(LEN([.C$2])=3;[.C$13];IF(LEN([.C$2])=4;[.C$9];&quot;&quot;)))" office:value-type="string" office:string-value="i̱" calcext:value-type="string">
            <text:p>i̱</text:p>
          </table:table-cell>
          <table:table-cell table:style-name="ce47" table:formula="of:=IF(LEN([.D$2])=2;[.D$14];IF(LEN([.D$2])=3;[.D$13];IF(LEN([.D$2])=4;[.D$9];&quot;&quot;)))" office:value-type="string" office:string-value="ọ" calcext:value-type="string">
            <text:p>ọ</text:p>
          </table:table-cell>
          <table:table-cell table:style-name="ce47" table:formula="of:=IF(LEN([.E$2])=2;[.E$14];IF(LEN([.E$2])=3;[.E$13];IF(LEN([.E$2])=4;[.E$9];&quot;&quot;)))" office:value-type="string" office:string-value="u̱" calcext:value-type="string">
            <text:p>u̱</text:p>
          </table:table-cell>
          <table:table-cell table:style-name="ce47" table:formula="of:=IF(LEN([.F$2])=2;[.F$14];IF(LEN([.F$2])=3;[.F$13];IF(LEN([.F$2])=4;[.F$9];&quot;&quot;)))">
            <text:p/>
          </table:table-cell>
          <table:table-cell table:style-name="ce47" table:formula="of:=IF(LEN([.G$2])=2;[.G$14];IF(LEN([.G$2])=3;[.G$13];IF(LEN([.G$2])=4;[.G$9];&quot;&quot;)))">
            <text:p/>
          </table:table-cell>
          <table:table-cell table:style-name="ce47" table:formula="of:=IF(LEN([.H$2])=2;[.H$14];IF(LEN([.H$2])=3;[.H$13];IF(LEN([.H$2])=4;[.H$9];&quot;&quot;)))">
            <text:p/>
          </table:table-cell>
          <table:table-cell table:style-name="ce47" table:formula="of:=IF(LEN([.I$2])=2;[.I$14];IF(LEN([.I$2])=3;[.I$13];IF(LEN([.I$2])=4;[.I$9];&quot;&quot;)))">
            <text:p/>
          </table:table-cell>
          <table:table-cell table:style-name="ce47" table:formula="of:=IF(LEN([.J$2])=2;[.J$14];IF(LEN([.J$2])=3;[.J$13];IF(LEN([.J$2])=4;[.J$9];&quot;&quot;)))" office:value-type="string" office:string-value="ḥ" calcext:value-type="string">
            <text:p>ḥ</text:p>
          </table:table-cell>
          <table:table-cell table:style-name="ce47" table:formula="of:=IF(LEN([.K$2])=2;[.K$14];IF(LEN([.K$2])=3;[.K$13];IF(LEN([.K$2])=4;[.K$9];&quot;&quot;)))">
            <text:p/>
          </table:table-cell>
          <table:table-cell table:style-name="ce47" table:formula="of:=IF(LEN([.L$2])=2;[.L$14];IF(LEN([.L$2])=3;[.L$13];IF(LEN([.L$2])=4;[.L$9];&quot;&quot;)))" office:value-type="string" office:string-value="ṉ" calcext:value-type="string">
            <text:p>ṉ</text:p>
          </table:table-cell>
          <table:table-cell table:style-name="ce47" table:formula="of:=IF(LEN([.M$2])=2;[.M$14];IF(LEN([.M$2])=3;[.M$13];IF(LEN([.M$2])=4;[.M$9];&quot;&quot;)))" office:value-type="string" office:string-value="ṣ" calcext:value-type="string">
            <text:p>ṣ</text:p>
          </table:table-cell>
          <table:table-cell table:style-name="ce47" table:formula="of:=IF(LEN([.N$2])=2;[.N$14];IF(LEN([.N$2])=3;[.N$13];IF(LEN([.N$2])=4;[.N$9];&quot;&quot;)))">
            <text:p/>
          </table:table-cell>
          <table:table-cell table:style-name="ce47" table:formula="of:=IF(LEN([.O$2])=2;[.O$14];IF(LEN([.O$2])=3;[.O$13];IF(LEN([.O$2])=4;[.O$9];&quot;&quot;)))">
            <text:p/>
          </table:table-cell>
          <table:table-cell table:style-name="ce47" table:formula="of:=IF(LEN([.P$2])=2;[.P$14];IF(LEN([.P$2])=3;[.P$13];IF(LEN([.P$2])=4;[.P$9];&quot;&quot;)))">
            <text:p/>
          </table:table-cell>
          <table:table-cell table:style-name="ce47" table:formula="of:=IF(LEN([.Q$2])=2;[.Q$14];IF(LEN([.Q$2])=3;[.Q$13];IF(LEN([.Q$2])=4;[.Q$9];&quot;&quot;)))" office:value-type="string" office:string-value="ˈ" calcext:value-type="string">
            <text:p>ˈ</text:p>
          </table:table-cell>
          <table:table-cell table:style-name="Default" table:formula="of:=IF(LEN([.R$2])=2;[.R$14];IF(LEN([.R$2])=3;[.R$13];IF(LEN([.R$2])=4;[.R$9];&quot;&quot;)))">
            <text:p/>
          </table:table-cell>
          <table:table-cell table:style-name="Default" table:formula="of:=IF(LEN([.S$2])=2;[.S$14];IF(LEN([.S$2])=3;[.S$13];IF(LEN([.S$2])=4;[.S$9];&quot;&quot;)))">
            <text:p/>
          </table:table-cell>
          <table:table-cell table:style-name="Default" table:formula="of:=IF(LEN([.T$2])=2;[.T$14];IF(LEN([.T$2])=3;[.T$13];IF(LEN([.T$2])=4;[.T$9];&quot;&quot;)))">
            <text:p/>
          </table:table-cell>
          <table:table-cell table:style-name="Default" table:formula="of:=IF(LEN([.U$2])=2;[.U$14];IF(LEN([.U$2])=3;[.U$13];IF(LEN([.U$2])=4;[.U$9];&quot;&quot;)))">
            <text:p/>
          </table:table-cell>
          <table:table-cell table:style-name="Default" table:formula="of:=IF(LEN([.V$2])=2;[.V$14];IF(LEN([.V$2])=3;[.V$13];IF(LEN([.V$2])=4;[.V$9];&quot;&quot;)))">
            <text:p/>
          </table:table-cell>
          <table:table-cell table:style-name="Default" table:formula="of:=IF(LEN([.W$2])=2;[.W$14];IF(LEN([.W$2])=3;[.W$13];IF(LEN([.W$2])=4;[.W$9];&quot;&quot;)))">
            <text:p/>
          </table:table-cell>
          <table:table-cell table:style-name="Default" table:formula="of:=IF(LEN([.X$2])=2;[.X$14];IF(LEN([.X$2])=3;[.X$13];IF(LEN([.X$2])=4;[.X$9];&quot;&quot;)))">
            <text:p/>
          </table:table-cell>
          <table:table-cell table:style-name="Default" table:formula="of:=IF(LEN([.Y$2])=2;[.Y$14];IF(LEN([.Y$2])=3;[.Y$13];IF(LEN([.Y$2])=4;[.Y$9];&quot;&quot;)))">
            <text:p/>
          </table:table-cell>
          <table:table-cell table:style-name="Default" table:formula="of:=IF(LEN([.Z$2])=2;[.Z$14];IF(LEN([.Z$2])=3;[.Z$13];IF(LEN([.Z$2])=4;[.Z$9];&quot;&quot;)))">
            <text:p/>
          </table:table-cell>
          <table:table-cell table:style-name="Default" table:formula="of:=IF(LEN([.AA$2])=2;[.AA$14];IF(LEN([.AA$2])=3;[.AA$13];IF(LEN([.AA$2])=4;[.AA$9];&quot;&quot;)))">
            <text:p/>
          </table:table-cell>
          <table:table-cell table:style-name="Default" table:formula="of:=IF(LEN([.AB$2])=2;[.AB$14];IF(LEN([.AB$2])=3;[.AB$13];IF(LEN([.AB$2])=4;[.AB$9];&quot;&quot;)))">
            <text:p/>
          </table:table-cell>
          <table:table-cell table:style-name="Default" table:formula="of:=IF(LEN([.AC$2])=2;[.AC$14];IF(LEN([.AC$2])=3;[.AC$13];IF(LEN([.AC$2])=4;[.AC$9];&quot;&quot;)))">
            <text:p/>
          </table:table-cell>
          <table:table-cell table:number-columns-repeated="995"/>
        </table:table-row>
        <table:table-row table:style-name="ro5">
          <table:table-cell table:style-name="ce47" table:formula="of:=IF(LEN([.A$2])=2;&quot;&quot;;IF(LEN([.A$2])=3;[.A$14];IF(LEN([.A$2])=4;[.A$13];IF(LEN([.A$2])=5;[.A$10];&quot;&quot;))))">
            <text:p/>
          </table:table-cell>
          <table:table-cell table:style-name="ce47" table:formula="of:=IF(LEN([.B$2])=2;&quot;&quot;;IF(LEN([.B$2])=3;[.B$14];IF(LEN([.B$2])=4;[.B$13];IF(LEN([.B$2])=5;[.B$10];&quot;&quot;))))">
            <text:p/>
          </table:table-cell>
          <table:table-cell table:style-name="ce47" table:formula="of:=IF(LEN([.C$2])=2;&quot;&quot;;IF(LEN([.C$2])=3;[.C$14];IF(LEN([.C$2])=4;[.C$13];IF(LEN([.C$2])=5;[.C$10];&quot;&quot;))))" office:value-type="string" office:string-value="ị" calcext:value-type="string">
            <text:p>ị</text:p>
          </table:table-cell>
          <table:table-cell table:style-name="ce47" table:formula="of:=IF(LEN([.D$2])=2;&quot;&quot;;IF(LEN([.D$2])=3;[.D$14];IF(LEN([.D$2])=4;[.D$13];IF(LEN([.D$2])=5;[.D$10];&quot;&quot;))))">
            <text:p/>
          </table:table-cell>
          <table:table-cell table:style-name="ce47" table:formula="of:=IF(LEN([.E$2])=2;&quot;&quot;;IF(LEN([.E$2])=3;[.E$14];IF(LEN([.E$2])=4;[.E$13];IF(LEN([.E$2])=5;[.E$10];&quot;&quot;))))" office:value-type="string" office:string-value="ụ" calcext:value-type="string">
            <text:p>ụ</text:p>
          </table:table-cell>
          <table:table-cell table:style-name="ce47" table:formula="of:=IF(LEN([.F$2])=2;&quot;&quot;;IF(LEN([.F$2])=3;[.F$14];IF(LEN([.F$2])=4;[.F$13];IF(LEN([.F$2])=5;[.F$10];&quot;&quot;))))">
            <text:p/>
          </table:table-cell>
          <table:table-cell table:style-name="ce47" table:formula="of:=IF(LEN([.G$2])=2;&quot;&quot;;IF(LEN([.G$2])=3;[.G$14];IF(LEN([.G$2])=4;[.G$13];IF(LEN([.G$2])=5;[.G$10];&quot;&quot;))))">
            <text:p/>
          </table:table-cell>
          <table:table-cell table:style-name="ce47" table:formula="of:=IF(LEN([.H$2])=2;&quot;&quot;;IF(LEN([.H$2])=3;[.H$14];IF(LEN([.H$2])=4;[.H$13];IF(LEN([.H$2])=5;[.H$10];&quot;&quot;))))">
            <text:p/>
          </table:table-cell>
          <table:table-cell table:style-name="ce47" table:formula="of:=IF(LEN([.I$2])=2;&quot;&quot;;IF(LEN([.I$2])=3;[.I$14];IF(LEN([.I$2])=4;[.I$13];IF(LEN([.I$2])=5;[.I$10];&quot;&quot;))))">
            <text:p/>
          </table:table-cell>
          <table:table-cell table:style-name="ce47" table:formula="of:=IF(LEN([.J$2])=2;&quot;&quot;;IF(LEN([.J$2])=3;[.J$14];IF(LEN([.J$2])=4;[.J$13];IF(LEN([.J$2])=5;[.J$10];&quot;&quot;))))">
            <text:p/>
          </table:table-cell>
          <table:table-cell table:style-name="ce47" table:formula="of:=IF(LEN([.K$2])=2;&quot;&quot;;IF(LEN([.K$2])=3;[.K$14];IF(LEN([.K$2])=4;[.K$13];IF(LEN([.K$2])=5;[.K$10];&quot;&quot;))))">
            <text:p/>
          </table:table-cell>
          <table:table-cell table:style-name="ce47" table:formula="of:=IF(LEN([.L$2])=2;&quot;&quot;;IF(LEN([.L$2])=3;[.L$14];IF(LEN([.L$2])=4;[.L$13];IF(LEN([.L$2])=5;[.L$10];&quot;&quot;))))" office:value-type="string" office:string-value="ṇ" calcext:value-type="string">
            <text:p>ṇ</text:p>
          </table:table-cell>
          <table:table-cell table:style-name="ce47" table:formula="of:=IF(LEN([.M$2])=2;&quot;&quot;;IF(LEN([.M$2])=3;[.M$14];IF(LEN([.M$2])=4;[.M$13];IF(LEN([.M$2])=5;[.M$10];&quot;&quot;))))">
            <text:p/>
          </table:table-cell>
          <table:table-cell table:style-name="ce47" table:formula="of:=IF(LEN([.N$2])=2;&quot;&quot;;IF(LEN([.N$2])=3;[.N$14];IF(LEN([.N$2])=4;[.N$13];IF(LEN([.N$2])=5;[.N$10];&quot;&quot;))))">
            <text:p/>
          </table:table-cell>
          <table:table-cell table:style-name="ce47" table:formula="of:=IF(LEN([.O$2])=2;&quot;&quot;;IF(LEN([.O$2])=3;[.O$14];IF(LEN([.O$2])=4;[.O$13];IF(LEN([.O$2])=5;[.O$10];&quot;&quot;))))">
            <text:p/>
          </table:table-cell>
          <table:table-cell table:style-name="ce47" table:formula="of:=IF(LEN([.P$2])=2;&quot;&quot;;IF(LEN([.P$2])=3;[.P$14];IF(LEN([.P$2])=4;[.P$13];IF(LEN([.P$2])=5;[.P$10];&quot;&quot;))))">
            <text:p/>
          </table:table-cell>
          <table:table-cell table:style-name="ce47" table:formula="of:=IF(LEN([.Q$2])=2;&quot;&quot;;IF(LEN([.Q$2])=3;[.Q$14];IF(LEN([.Q$2])=4;[.Q$13];IF(LEN([.Q$2])=5;[.Q$10];&quot;&quot;))))">
            <text:p/>
          </table:table-cell>
          <table:table-cell table:style-name="Default" table:formula="of:=IF(LEN([.R$2])=2;&quot;&quot;;IF(LEN([.R$2])=3;[.R$14];IF(LEN([.R$2])=4;[.R$13];IF(LEN([.R$2])=5;[.R$10];&quot;&quot;))))">
            <text:p/>
          </table:table-cell>
          <table:table-cell table:style-name="Default" table:formula="of:=IF(LEN([.S$2])=2;&quot;&quot;;IF(LEN([.S$2])=3;[.S$14];IF(LEN([.S$2])=4;[.S$13];IF(LEN([.S$2])=5;[.S$10];&quot;&quot;))))">
            <text:p/>
          </table:table-cell>
          <table:table-cell table:style-name="Default" table:formula="of:=IF(LEN([.T$2])=2;&quot;&quot;;IF(LEN([.T$2])=3;[.T$14];IF(LEN([.T$2])=4;[.T$13];IF(LEN([.T$2])=5;[.T$10];&quot;&quot;))))">
            <text:p/>
          </table:table-cell>
          <table:table-cell table:style-name="Default" table:formula="of:=IF(LEN([.U$2])=2;&quot;&quot;;IF(LEN([.U$2])=3;[.U$14];IF(LEN([.U$2])=4;[.U$13];IF(LEN([.U$2])=5;[.U$10];&quot;&quot;))))">
            <text:p/>
          </table:table-cell>
          <table:table-cell table:style-name="Default" table:formula="of:=IF(LEN([.V$2])=2;&quot;&quot;;IF(LEN([.V$2])=3;[.V$14];IF(LEN([.V$2])=4;[.V$13];IF(LEN([.V$2])=5;[.V$10];&quot;&quot;))))">
            <text:p/>
          </table:table-cell>
          <table:table-cell table:style-name="Default" table:formula="of:=IF(LEN([.W$2])=2;&quot;&quot;;IF(LEN([.W$2])=3;[.W$14];IF(LEN([.W$2])=4;[.W$13];IF(LEN([.W$2])=5;[.W$10];&quot;&quot;))))">
            <text:p/>
          </table:table-cell>
          <table:table-cell table:style-name="Default" table:formula="of:=IF(LEN([.X$2])=2;&quot;&quot;;IF(LEN([.X$2])=3;[.X$14];IF(LEN([.X$2])=4;[.X$13];IF(LEN([.X$2])=5;[.X$10];&quot;&quot;))))">
            <text:p/>
          </table:table-cell>
          <table:table-cell table:style-name="Default" table:formula="of:=IF(LEN([.Y$2])=2;&quot;&quot;;IF(LEN([.Y$2])=3;[.Y$14];IF(LEN([.Y$2])=4;[.Y$13];IF(LEN([.Y$2])=5;[.Y$10];&quot;&quot;))))">
            <text:p/>
          </table:table-cell>
          <table:table-cell table:style-name="Default" table:formula="of:=IF(LEN([.Z$2])=2;&quot;&quot;;IF(LEN([.Z$2])=3;[.Z$14];IF(LEN([.Z$2])=4;[.Z$13];IF(LEN([.Z$2])=5;[.Z$10];&quot;&quot;))))">
            <text:p/>
          </table:table-cell>
          <table:table-cell table:style-name="Default" table:formula="of:=IF(LEN([.AA$2])=2;&quot;&quot;;IF(LEN([.AA$2])=3;[.AA$14];IF(LEN([.AA$2])=4;[.AA$13];IF(LEN([.AA$2])=5;[.AA$10];&quot;&quot;))))">
            <text:p/>
          </table:table-cell>
          <table:table-cell table:style-name="Default" table:formula="of:=IF(LEN([.AB$2])=2;&quot;&quot;;IF(LEN([.AB$2])=3;[.AB$14];IF(LEN([.AB$2])=4;[.AB$13];IF(LEN([.AB$2])=5;[.AB$10];&quot;&quot;))))">
            <text:p/>
          </table:table-cell>
          <table:table-cell table:style-name="Default" table:formula="of:=IF(LEN([.AC$2])=2;&quot;&quot;;IF(LEN([.AC$2])=3;[.AC$14];IF(LEN([.AC$2])=4;[.AC$13];IF(LEN([.AC$2])=5;[.AC$10];&quot;&quot;))))">
            <text:p/>
          </table:table-cell>
          <table:table-cell table:number-columns-repeated="995"/>
        </table:table-row>
        <table:table-row table:style-name="ro5">
          <table:table-cell table:style-name="Default" table:formula="of:=IF([.A11]=0;&quot;&quot;;[.A11])">
            <text:p/>
          </table:table-cell>
          <table:table-cell table:style-name="Default" table:formula="of:=IF([.B11]=0;&quot;&quot;;[.B11])">
            <text:p/>
          </table:table-cell>
          <table:table-cell table:style-name="Default" table:formula="of:=IF([.C11]=0;&quot;&quot;;[.C11])">
            <text:p/>
          </table:table-cell>
          <table:table-cell table:style-name="Default" table:formula="of:=IF([.D11]=0;&quot;&quot;;[.D11])">
            <text:p/>
          </table:table-cell>
          <table:table-cell table:style-name="Default" table:formula="of:=IF([.E11]=0;&quot;&quot;;[.E11])">
            <text:p/>
          </table:table-cell>
          <table:table-cell table:style-name="Default" table:formula="of:=IF([.F11]=0;&quot;&quot;;[.F11])">
            <text:p/>
          </table:table-cell>
          <table:table-cell table:style-name="Default" table:formula="of:=IF([.G11]=0;&quot;&quot;;[.G11])">
            <text:p/>
          </table:table-cell>
          <table:table-cell table:style-name="Default" table:formula="of:=IF([.H11]=0;&quot;&quot;;[.H11])">
            <text:p/>
          </table:table-cell>
          <table:table-cell table:style-name="Default" table:formula="of:=IF([.I11]=0;&quot;&quot;;[.I11])">
            <text:p/>
          </table:table-cell>
          <table:table-cell table:style-name="Default" table:formula="of:=IF([.J11]=0;&quot;&quot;;[.J11])">
            <text:p/>
          </table:table-cell>
          <table:table-cell table:style-name="Default" table:formula="of:=IF([.K11]=0;&quot;&quot;;[.K11])">
            <text:p/>
          </table:table-cell>
          <table:table-cell table:style-name="Default" table:formula="of:=IF([.L11]=0;&quot;&quot;;[.L11])">
            <text:p/>
          </table:table-cell>
          <table:table-cell table:style-name="Default" table:formula="of:=IF([.M11]=0;&quot;&quot;;[.M11])">
            <text:p/>
          </table:table-cell>
          <table:table-cell table:style-name="Default" table:formula="of:=IF([.N11]=0;&quot;&quot;;[.N11])">
            <text:p/>
          </table:table-cell>
          <table:table-cell table:style-name="Default" table:formula="of:=IF([.O11]=0;&quot;&quot;;[.O11])">
            <text:p/>
          </table:table-cell>
          <table:table-cell table:style-name="Default" table:formula="of:=IF([.P11]=0;&quot;&quot;;[.P11])">
            <text:p/>
          </table:table-cell>
          <table:table-cell table:style-name="Default" table:formula="of:=IF([.Q11]=0;&quot;&quot;;[.Q11])">
            <text:p/>
          </table:table-cell>
          <table:table-cell table:style-name="Default" table:formula="of:=IF([.R11]=0;&quot;&quot;;[.R11])">
            <text:p/>
          </table:table-cell>
          <table:table-cell table:style-name="Default" table:formula="of:=IF([.S11]=0;&quot;&quot;;[.S11])">
            <text:p/>
          </table:table-cell>
          <table:table-cell table:style-name="Default" table:formula="of:=IF([.T11]=0;&quot;&quot;;[.T11])">
            <text:p/>
          </table:table-cell>
          <table:table-cell table:style-name="Default" table:formula="of:=IF([.U11]=0;&quot;&quot;;[.U11])">
            <text:p/>
          </table:table-cell>
          <table:table-cell table:style-name="Default" table:formula="of:=IF([.V11]=0;&quot;&quot;;[.V11])">
            <text:p/>
          </table:table-cell>
          <table:table-cell table:style-name="Default" table:formula="of:=IF([.W11]=0;&quot;&quot;;[.W11])">
            <text:p/>
          </table:table-cell>
          <table:table-cell table:style-name="Default" table:formula="of:=IF([.X11]=0;&quot;&quot;;[.X11])">
            <text:p/>
          </table:table-cell>
          <table:table-cell table:style-name="Default" table:formula="of:=IF([.Y11]=0;&quot;&quot;;[.Y11])">
            <text:p/>
          </table:table-cell>
          <table:table-cell table:style-name="Default" table:formula="of:=IF([.Z11]=0;&quot;&quot;;[.Z11])">
            <text:p/>
          </table:table-cell>
          <table:table-cell table:style-name="Default" table:formula="of:=IF([.AA11]=0;&quot;&quot;;[.AA11])">
            <text:p/>
          </table:table-cell>
          <table:table-cell table:style-name="Default" table:formula="of:=IF([.AB11]=0;&quot;&quot;;[.AB11])">
            <text:p/>
          </table:table-cell>
          <table:table-cell table:style-name="Default" table:formula="of:=IF([.AC11]=0;&quot;&quot;;[.AC11])">
            <text:p/>
          </table:table-cell>
          <table:table-cell table:number-columns-repeated="995"/>
        </table:table-row>
        <table:table-row table:style-name="ro5">
          <table:table-cell table:style-name="Default" table:formula="of:=IF([.A12]=0;&quot;&quot;;[.A12])">
            <text:p/>
          </table:table-cell>
          <table:table-cell table:style-name="Default" table:formula="of:=IF([.B12]=0;&quot;&quot;;[.B12])">
            <text:p/>
          </table:table-cell>
          <table:table-cell table:style-name="Default" table:formula="of:=IF([.C12]=0;&quot;&quot;;[.C12])">
            <text:p/>
          </table:table-cell>
          <table:table-cell table:style-name="Default" table:formula="of:=IF([.D12]=0;&quot;&quot;;[.D12])">
            <text:p/>
          </table:table-cell>
          <table:table-cell table:style-name="Default" table:formula="of:=IF([.E12]=0;&quot;&quot;;[.E12])">
            <text:p/>
          </table:table-cell>
          <table:table-cell table:style-name="Default" table:formula="of:=IF([.F12]=0;&quot;&quot;;[.F12])">
            <text:p/>
          </table:table-cell>
          <table:table-cell table:style-name="Default" table:formula="of:=IF([.G12]=0;&quot;&quot;;[.G12])">
            <text:p/>
          </table:table-cell>
          <table:table-cell table:style-name="Default" table:formula="of:=IF([.H12]=0;&quot;&quot;;[.H12])">
            <text:p/>
          </table:table-cell>
          <table:table-cell table:style-name="Default" table:formula="of:=IF([.I12]=0;&quot;&quot;;[.I12])">
            <text:p/>
          </table:table-cell>
          <table:table-cell table:style-name="Default" table:formula="of:=IF([.J12]=0;&quot;&quot;;[.J12])">
            <text:p/>
          </table:table-cell>
          <table:table-cell table:style-name="Default" table:formula="of:=IF([.K12]=0;&quot;&quot;;[.K12])">
            <text:p/>
          </table:table-cell>
          <table:table-cell table:style-name="Default" table:formula="of:=IF([.L12]=0;&quot;&quot;;[.L12])">
            <text:p/>
          </table:table-cell>
          <table:table-cell table:style-name="Default" table:formula="of:=IF([.M12]=0;&quot;&quot;;[.M12])">
            <text:p/>
          </table:table-cell>
          <table:table-cell table:style-name="Default" table:formula="of:=IF([.N12]=0;&quot;&quot;;[.N12])">
            <text:p/>
          </table:table-cell>
          <table:table-cell table:style-name="Default" table:formula="of:=IF([.O12]=0;&quot;&quot;;[.O12])">
            <text:p/>
          </table:table-cell>
          <table:table-cell table:style-name="Default" table:formula="of:=IF([.P12]=0;&quot;&quot;;[.P12])">
            <text:p/>
          </table:table-cell>
          <table:table-cell table:style-name="Default" table:formula="of:=IF([.Q12]=0;&quot;&quot;;[.Q12])">
            <text:p/>
          </table:table-cell>
          <table:table-cell table:style-name="Default" table:formula="of:=IF([.R12]=0;&quot;&quot;;[.R12])">
            <text:p/>
          </table:table-cell>
          <table:table-cell table:style-name="Default" table:formula="of:=IF([.S12]=0;&quot;&quot;;[.S12])">
            <text:p/>
          </table:table-cell>
          <table:table-cell table:style-name="Default" table:formula="of:=IF([.T12]=0;&quot;&quot;;[.T12])">
            <text:p/>
          </table:table-cell>
          <table:table-cell table:style-name="Default" table:formula="of:=IF([.U12]=0;&quot;&quot;;[.U12])">
            <text:p/>
          </table:table-cell>
          <table:table-cell table:style-name="Default" table:formula="of:=IF([.V12]=0;&quot;&quot;;[.V12])">
            <text:p/>
          </table:table-cell>
          <table:table-cell table:style-name="Default" table:formula="of:=IF([.W12]=0;&quot;&quot;;[.W12])">
            <text:p/>
          </table:table-cell>
          <table:table-cell table:style-name="Default" table:formula="of:=IF([.X12]=0;&quot;&quot;;[.X12])">
            <text:p/>
          </table:table-cell>
          <table:table-cell table:style-name="Default" table:formula="of:=IF([.Y12]=0;&quot;&quot;;[.Y12])">
            <text:p/>
          </table:table-cell>
          <table:table-cell table:style-name="Default" table:formula="of:=IF([.Z12]=0;&quot;&quot;;[.Z12])">
            <text:p/>
          </table:table-cell>
          <table:table-cell table:style-name="Default" table:formula="of:=IF([.AA12]=0;&quot;&quot;;[.AA12])">
            <text:p/>
          </table:table-cell>
          <table:table-cell table:style-name="Default" table:formula="of:=IF([.AB12]=0;&quot;&quot;;[.AB12])">
            <text:p/>
          </table:table-cell>
          <table:table-cell table:style-name="Default" table:formula="of:=IF([.AC12]=0;&quot;&quot;;[.AC12])">
            <text:p/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Andika" svg:font-family="Andika" style:font-pitch="variable"/>
    <style:font-face style:name="Charis SIL Compact" svg:font-family="'Charis SIL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13:59:18.929180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Rowbory</meta:initial-creator>
    <meta:creation-date>2021-07-01T13:39:28.114700505</meta:creation-date>
    <meta:generator>LibreOffice/7.1.4.2$MacOSX_X86_64 LibreOffice_project/a529a4fab45b75fefc5b6226684193eb000654f6</meta:generator>
    <dc:date>2021-07-12T14:40:41.895238359</dc:date>
    <dc:creator>David Rowbory</dc:creator>
    <meta:editing-duration>PT4H52M29S</meta:editing-duration>
    <meta:editing-cycles>26</meta:editing-cycles>
    <meta:document-statistic meta:table-count="2" meta:cell-count="759" meta:object-count="0"/>
  </office:meta>
</office:document-meta>
</file>